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73.52mm"/>
    </style:style>
    <style:style style:name="co4" style:family="table-column">
      <style:table-column-properties fo:break-before="auto" style:column-width="88.78mm"/>
    </style:style>
    <style:style style:name="co5" style:family="table-column">
      <style:table-column-properties fo:break-before="auto" style:column-width="284.1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ce2" style:family="table-cell" style:parent-style-name="Default">
      <style:text-properties style:font-name="Open Sans" fo:font-size="10pt" fo:language="de" fo:country="DE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thes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3" table:default-cell-style-name="ce1"/>
        <table:table-row table:style-name="ro1">
          <table:table-cell office:value-type="string" calcext:value-type="string">
            <text:p>thesis_id</text:p>
          </table:table-cell>
          <table:table-cell office:value-type="string" calcext:value-type="string">
            <text:p>occasion_id</text:p>
          </table:table-cell>
          <table:table-cell office:value-type="string" calcext:value-type="string">
            <text:p>thesis_num</text:p>
          </table:table-cell>
          <table:table-cell table:style-name="ce2" office:value-type="string" calcext:value-type="string">
            <text:p>category</text:p>
          </table:table-cell>
          <table:table-cell office:value-type="string" calcext:value-type="string">
            <text:p>WOM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jahr</text:p>
          </table:table-cell>
          <table:table-cell table:number-columns-repeated="10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-Euro-J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Euro-Jobs</text:p>
          </table:table-cell>
          <table:table-cell office:value-type="string" calcext:value-type="string">
            <text:p>Arbeitsgelegenheiten für ALG-II-Empfängerinnen und -Empfänger ("1-Euro-Jobs") sollen weiterhin geförde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-Euro-Jo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rlin soll sich für die Abschaffung der MAE-Stellen ("1-Euro-Jobs") einsetz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-Euro-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Euro-Jobs</text:p>
          </table:table-cell>
          <table:table-cell office:value-type="string" calcext:value-type="string">
            <text:p>Hamburg soll Arbeitsgelegenheiten für ALG-II-Empfänger/innen ausweisen ("1-Euro-Jobs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bschieb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bgelehnte Asylbewerber sollen konsequent abgeschoben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chieb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bgelehnte Asylbewerberinnen und -bewerber sollen weiterhin ohne Vorankündigung abgeschoben werden könn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schieb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abgelehnte Asylbewerberinnen und -bewerber konsequent abschi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chieb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abgelehnte Asylbewerberinnen und -bewerber konsequent abschieb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schiebu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Härtefall soll es auch künftig Ausnahmen bei der Rückführung von abgelehnten Asylbewerbern und Asylbewerberinnen geb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treibu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auen müssen auch ohne vorherige Beratung bis zum dritten Monat straffrei abtreiben dürf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treibu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rauen müssen auch ohne vorherige Beratung straffrei abtreiben dürf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verstärkt Pflegekräfte aus dem Ausland anwer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granten im Staatsdienst</text:p>
          </table:table-cell>
          <table:table-cell office:value-type="string" calcext:value-type="string">
            <text:p>Der Staat soll im öffentlichen Dienst verstärkt Menschen mit Migrationshintergrund einstell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granten im öffentl. Dienst</text:p>
          </table:table-cell>
          <table:table-cell office:value-type="string" calcext:value-type="string">
            <text:p>Es sollen mehr Menschen mit Zuwanderungsgeschichte im öffentlichen Dienst beschäfti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ür ländliche Regionen sollen verstärkt Ärztinnen und Ärzte aus dem Ausland angeworb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Im Bremer Polizeidienst sollen mehr Menschen mit Migrationshintergrund beschäftig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ändischen Polizeidienst sollen mehr Menschen mit Migrationshintergrund arbei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ehr Menschen mit Migrationshintergrund sollen bei der Polizei eingestell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granten im öffentlichen Dienst</text:p>
          </table:table-cell>
          <table:table-cell office:value-type="string" calcext:value-type="string">
            <text:p>Mehr Menschen mit Migrationshintergrund sollen im öffentlichen Dienst Berlins arbei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granten in Polizeidienst</text:p>
          </table:table-cell>
          <table:table-cell office:value-type="string" calcext:value-type="string">
            <text:p>Mehr Menschen mit Migrationshintergrund sollen im Polizeidienst eingestell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verstärkt Pflegekräfte aus dem Ausland anwerb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verstärkt Ärztinnen und Ärzte aus dem Ausland anwerb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beitssuchende aus den neuen Mitgliedsländern sollen ohne Übergangsfrist in allen EU-Staaten arbeiten dürf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werbung von Fachkräften</text:p>
          </table:table-cell>
          <table:table-cell office:value-type="string" calcext:value-type="string">
            <text:p>Brandenburg soll Fachkräfte aus dem Ausland anwerb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werbung von Ärzten</text:p>
          </table:table-cell>
          <table:table-cell office:value-type="string" calcext:value-type="string">
            <text:p>Das Land Sachsen soll verstärkt Ärzte aus dem Ausland anwerb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beitsmarkt</text:p>
          </table:table-cell>
          <table:table-cell office:value-type="string" calcext:value-type="string">
            <text:p>Der Zugang zum deutschen Arbeitsmarkt soll für Menschen aus den östlichen EU-Staaten dauerhaft beschränkt <text:s/>blei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-Green-Card für hochqualifizierte Fachkräfte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chkräfte aus dem Ausland</text:p>
          </table:table-cell>
          <table:table-cell office:value-type="string" calcext:value-type="string">
            <text:p>Hamburg soll verstärkt Fachkräfte aus dem Ausland anwer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ländische Fachkräfte</text:p>
          </table:table-cell>
          <table:table-cell office:value-type="string" calcext:value-type="string">
            <text:p>Hamburg soll verstärkt hochqualifizierte Fachkräfte aus dem Ausland anwerb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werbung von Pflegekräften</text:p>
          </table:table-cell>
          <table:table-cell office:value-type="string" calcext:value-type="string">
            <text:p>Thüringen soll verstärkt Pflegekräfte aus dem Ausland anwerb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hnersatz bei Pflegezeit</text:p>
          </table:table-cell>
          <table:table-cell office:value-type="string" calcext:value-type="string">
            <text:p>Arbeitnehmerinnen und Arbeitnehmer sollen für die Zeit, in der sie Angehörige pflegen, staatliche Lohnersatzleistungen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rech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rbeitsverträge sollen weiterhin ohne Angabe von Gründen befristet sei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Einfluss der Gewerkschaften muss zurückgedräng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ündigungsschutz soll gelocker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recht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Kündigungsschutz wird gelocker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40-Stunden-Woche im öffentlichen Dienst muss auch für Angestellte eingefüh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betriebliche Mitbestimmung soll eingeschränk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eiere Regelungen für die Wirtschaftsregion Sachsen, z.B. bei Löhnen, Arbeitszeit und Kündigungsschutz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de/r Berufst&amp;auml;tige muss j&amp;auml;hrlich eine Weiterbildungsma&amp;szlig;nahme wahrnehm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nehmerrecht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eiharbeiterinnen und -arbeiter sollen ab dem ersten Arbeitstag mindestens den gleichen Lohn erhalten wie regulär Beschäftigte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iharbeit</text:p>
          </table:table-cell>
          <table:table-cell office:value-type="string" calcext:value-type="string">
            <text:p>Leiharbeiterinnen und Leiharbeiter sollen ab dem ersten Arbeitstag mindestens den gleichen Lohn erhalten wie regulär Beschäftigte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beitnehmerrech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eiharbeiterinnen und Leiharbeiter sollen vom ersten Arbeitstag an mindestens den gleichen Lohn erhalten wie regulär Beschäftigte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nehmerrecht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sich dafür einsetzen, dass die Wochenarbeitszeit bei vollem Lohnausgleich langfristig auf 30 Stunden verkürzt wird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zahlung von Praktikanten</text:p>
          </table:table-cell>
          <table:table-cell office:value-type="string" calcext:value-type="string">
            <text:p>Praktikanten mit abgeschlossener Schulausbildung sollen eine gesetzlich garantierte Mindestbezahlung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beitnehmerrech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ziale Mindeststandards wie Mindestlöhne sollen EU-weit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beitnehmerrech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Unternehmen sollen weiterhin Leiharbeiterinnen und Leiharbeiter beschäftig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ALG-II-Empfängerinnen und -Empfängern sollen auch weiterhin Leistungen gekürzt werden, wenn sie Jobangebote ablehn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Ansprüche auf Leistungen der Arbeitslosen- und Sozialhilfe sind strenger zu überprüf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beitslosengeld II</text:p>
          </table:table-cell>
          <table:table-cell office:value-type="string" calcext:value-type="string">
            <text:p>Die Regelsätze für das Arbeitslosengeld II ("Hartz-IV") sollen deutlich angehob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G-II-Empfänger</text:p>
          </table:table-cell>
          <table:table-cell office:value-type="string" calcext:value-type="string">
            <text:p>Hartz IV-Empfängerinnen und -Empfängern sollen auch weiterhin Leistungen gekürzt werden, wenn sie ein Jobangebot ablehn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ktionen bei Hartz IV</text:p>
          </table:table-cell>
          <table:table-cell office:value-type="string" calcext:value-type="string">
            <text:p>Hartz-IV-Empfängerinnen und -Empfängern sollen weiterhin Leistungen gekürzt werden, wenn sie ein Jobangebot ablehn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nktionen beim ALG II</text:p>
          </table:table-cell>
          <table:table-cell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ürzung Sozialleistungen</text:p>
          </table:table-cell>
          <table:table-cell office:value-type="string" calcext:value-type="string">
            <text:p>Wenn Arbeitslose ein Jobangebot ablehnen, sollen ihnen die Sozialleistungen stärker gekürz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beitslosigke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Hartz IV"-Sanktionen</text:p>
          </table:table-cell>
          <table:table-cell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slosigkei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artz IV-Empfängerinnen und -Empfängern sollen weiterhin Leistungen gekürzt werden, wenn sie ein Jobangebot ablehn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slosigkei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artz-IV-Empfängerinnen und -Empfängern sollen weiterhin Leistungen gekürzt werden, wenn sie ein Job-Angebot ablehn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beitslosigkei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artz-IV-Empfängerinnen und -Empfängern sollen weiterhin Leistungen gekürzt werden, wenn sie ein Job-Angebot ablehn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beitslosigkei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chaltung Atomkraftwerke</text:p>
          </table:table-cell>
          <table:table-cell office:value-type="string" calcext:value-type="string">
            <text:p>Alle Atomkraftwerke innerhalb der EU sollen abgeschalte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omenergi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 geplanten Ausstieg aus der Atomenergie soll festg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ommüll</text:p>
          </table:table-cell>
          <table:table-cell office:value-type="string" calcext:value-type="string">
            <text:p>Auch in Bayern soll nach Endlagerstätten für Atommüll gesuch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KW Unterweser</text:p>
          </table:table-cell>
          <table:table-cell office:value-type="string" calcext:value-type="string">
            <text:p>Bremen soll sich dafür einsetzen, dass das Kernkraftwerk "Unterweser" schon vor 2012 stillgelegt wird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rnkraftwerk Brokdorf</text:p>
          </table:table-cell>
          <table:table-cell office:value-type="string" calcext:value-type="string">
            <text:p>Das Kernkraftwerk Brokdorf soll sofort abgeschal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rnkraftwerke</text:p>
          </table:table-cell>
          <table:table-cell office:value-type="string" calcext:value-type="string">
            <text:p>Das Land Bremen soll sich dafür einsetzen, dass die Laufzeitverlängerung für alle Kernkraftwerke rückgängig gemacht wird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rnkraftwerke</text:p>
          </table:table-cell>
          <table:table-cell office:value-type="string" calcext:value-type="string">
            <text:p>Das Land Rheinland-Pfalz soll sich dafür einsetzen, dass die Laufzeitverlängerung für Kernkraftwerke rückgängig gemacht wird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dlager Gorleben</text:p>
          </table:table-cell>
          <table:table-cell office:value-type="string" calcext:value-type="string">
            <text:p>Der Salzstock Gorleben soll kein Atommüll-Endlager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r Transport von Atommüll zwischen den EU-Staaten muss verboten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omkraftwerke</text:p>
          </table:table-cell>
          <table:table-cell office:value-type="string" calcext:value-type="string">
            <text:p>Die Laufzeit der Atomkraftwerke soll verläng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rnkraft</text:p>
          </table:table-cell>
          <table:table-cell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omtransporte</text:p>
          </table:table-cell>
          <table:table-cell office:value-type="string" calcext:value-type="string">
            <text:p>Die Verschiffung von radioaktiven Abfällen im Hamburger Hafen soll weiterhin möglich sei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-weiter Ausstieg aus der Atomenergie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omenergi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 Baden-Württemberg sollen radioaktive Abfälle aus Kernkraftwerken anderer Bundesländer zwischengelag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omenergi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ernbrennstoffe sollen über bremische Häfen umgeschlagen werden dürf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tomenergi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gabe für Ausbildungsplätze</text:p>
          </table:table-cell>
          <table:table-cell office:value-type="string" calcext:value-type="string">
            <text:p>Betriebe, die nicht ausbilden, sollen ausbildende Betriebe finanziell unterstütz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bildungsplatzabgabe</text:p>
          </table:table-cell>
          <table:table-cell office:value-type="string" calcext:value-type="string">
            <text:p>Betriebe, die nicht ausbilden, sollen eine Abgabe zahl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triebe, die nicht ausbilden, sollen zahl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bild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and soll Auszubildende, die für ihre erste Berufsausbildung Geld bezahlen müssen, finanziell unterstütz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sbild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jedem Schulabsolventen und jeder Schulabsolventin aus Baden-Württemberg einen Ausbildungsplatz garantier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Anerkennung von im Ausland erworbenen Berufsabschlüssen soll vereinfach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bildungs- platzgarantie</text:p>
          </table:table-cell>
          <table:table-cell office:value-type="string" calcext:value-type="string">
            <text:p>Jedem Jugendlichen soll ein Ausbildungsplatz gesetzlich garanti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spruch auf Ausbildungsplatz</text:p>
          </table:table-cell>
          <table:table-cell office:value-type="string" calcext:value-type="string">
            <text:p>Jeder Schulabsolvent soll einen gesetzlichen Anspruch auf einen Ausbildungsplatz hab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rzzeit-Ausbildungsgänge für praktisch Begabte einrichten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ächsische Betriebe, die nicht ausbilden, sollen eine Abgabe zahl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sbildungsplätze</text:p>
          </table:table-cell>
          <table:table-cell office:value-type="string" calcext:value-type="string">
            <text:p>Unternehmen, die im ländlichen Raum Ausbildungsplätze anbieten, sollen vom Freistaat eine staatliche Unterstützung erhalt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usbild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sbildungsplatz- abgabe</text:p>
          </table:table-cell>
          <table:table-cell office:value-type="string" calcext:value-type="string">
            <text:p>Unternehmen, die keine Ausbildungsplätze anbieten, sollen eine Abgabe zahl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ßenpoliti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sich für den Stopp der Verhandlungen über das transatlantische Freihandelsabkommen (TTIP) einsetz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ßenpoliti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n ärmsten Ländern der Welt müssen die Schulden erlassen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ßenpoliti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utschland soll einem Schuldenschnitt für Griechenland zustimm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ßenpoliti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sich für den Stopp der Verhandlungen über das transatlantische Freihandelsabkommen (TTIP) einsetz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ßenpoliti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chsen-Anhalt soll sich dafür einsetzen, dass die Wirtschaftssanktionen gegen Russland aufgehob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tobahn-Maut</text:p>
          </table:table-cell>
          <table:table-cell office:value-type="string" calcext:value-type="string">
            <text:p>Autofahrer aus dem Ausland sollen für die Nutzung deutscher Autobahnen bezahl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obahnnetz</text:p>
          </table:table-cell>
          <table:table-cell office:value-type="string" calcext:value-type="string">
            <text:p>Das Autobahnnetz in Nordrhein-Westfalen soll ausgebau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bahnausbau</text:p>
          </table:table-cell>
          <table:table-cell office:value-type="string" calcext:value-type="string">
            <text:p>Die A 14 soll weiter in Richtung Schwerin ausgebau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obahn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A281 soll zwischen den Anschlussstellen Bremen-Airport-Stadt und Bremen-Kattenturm wie geplant gebau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bah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Autobahn A100 soll bis zur Frankfurter Allee verlänger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bah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B10 zwischen Landau und Pirmasens soll vierspurig aus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üstenautobahn A20</text:p>
          </table:table-cell>
          <table:table-cell office:value-type="string" calcext:value-type="string">
            <text:p>Die Küstenautobahn A20 soll fertiggestell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bah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Saarbrücker Stadtautobahn soll in einen Tunnel verleg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dtautobahn</text:p>
          </table:table-cell>
          <table:table-cell office:value-type="string" calcext:value-type="string">
            <text:p>Die Stadtautobahn A100 soll verläng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fenquerspange</text:p>
          </table:table-cell>
          <table:table-cell office:value-type="string" calcext:value-type="string">
            <text:p>Die Verbindung der Autobahnen A1 und A7 ("Hafenquerspange") soll gebau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reispuriger Ausbau der A 7 bis zur dänischen Grenze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reispuriger Ausbau der A 7 bis zur dänischen Grenze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terer Ausbau der Berliner Stadtautobah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ba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fenquerspange</text:p>
          </table:table-cell>
          <table:table-cell office:value-type="string" calcext:value-type="string">
            <text:p>Zur Entlastung der Innenstadt: Bau einer Verbindungsautobahn zwischen A1 und A7 ("Hafenquerspange")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fö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AföG soll generell unabhängig vom Einkommen der Eltern 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Afö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atliche Unterstützung von Studierenden</text:p>
          </table:table-cell>
          <table:table-cell office:value-type="string" calcext:value-type="string">
            <text:p>BAföG soll unabhängig vom Einkommen der Eltern 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fö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föG sollte unabhängig vom Einkommen der Eltern 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Afö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ternunabhängiges BAföG</text:p>
          </table:table-cell>
          <table:table-cell office:value-type="string" calcext:value-type="string">
            <text:p>Bayern soll sich dafür einsetzen, dass alle Studierenden BAföG unabhängig vom Einkommen ihrer Eltern erhalten könn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BAfö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lternunab&amp;shy;hängiges BAföG</text:p>
          </table:table-cell>
          <table:table-cell office:value-type="string" calcext:value-type="string">
            <text:p>Bremen soll sich für ein elternunabhängiges BAföG einsetz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Afö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föG unabhängig vom Einkommen</text:p>
          </table:table-cell>
          <table:table-cell office:value-type="string" calcext:value-type="string">
            <text:p>Das Land soll sich dafür einsetzen, dass alle Studierenden BAföG unabhängig vom Einkommen ihrer Eltern erhalten könn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BAfö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föG</text:p>
          </table:table-cell>
          <table:table-cell office:value-type="string" calcext:value-type="string">
            <text:p>Studierende, Schüler/-innen und Auszubildende sollen unabhängig vom Einkommen der Eltern einen Anspruch auf BAföG hab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Afö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ternunabhängiges BAföG</text:p>
          </table:table-cell>
          <table:table-cell office:value-type="string" calcext:value-type="string">
            <text:p>Thüringen soll sich für ein elternunabhängiges BAföG für alle Studierenden einsetz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an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staatlichung von Banken</text:p>
          </table:table-cell>
          <table:table-cell office:value-type="string" calcext:value-type="string">
            <text:p>Alle Banken in Deutschland sollen verstaatlich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Ban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staatlichung von Banken</text:p>
          </table:table-cell>
          <table:table-cell office:value-type="string" calcext:value-type="string">
            <text:p>Alle Banken sollen verstaatlich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an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H Nordbank</text:p>
          </table:table-cell>
          <table:table-cell office:value-type="string" calcext:value-type="string">
            <text:p>Das Land Hamburg soll seine Anteile an der HSH Nordbank verkau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an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atliche Banken</text:p>
          </table:table-cell>
          <table:table-cell office:value-type="string" calcext:value-type="string">
            <text:p>Die EU-Mitgliedsstaaten sollen ihre öffentlichen Banken (z.B. Landesbanken, Sparkassen) privatisie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H Nordbank</text:p>
          </table:table-cell>
          <table:table-cell office:value-type="string" calcext:value-type="string">
            <text:p>Die HSH Nordbank soll vollständig privatisier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atliche Beteiligung an Banken</text:p>
          </table:table-cell>
          <table:table-cell office:value-type="string" calcext:value-type="string">
            <text:p>Die staatliche Beteiligung an privaten Banken darf nur eine vorübergehende Notlösung sei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nanztransaktionssteuer</text:p>
          </table:table-cell>
          <table:table-cell office:value-type="string" calcext:value-type="string">
            <text:p>Einführung einer Steuer auf den Handel mit Finanzprodukten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n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d/LB</text:p>
          </table:table-cell>
          <table:table-cell office:value-type="string" calcext:value-type="string">
            <text:p>Keine weiteren Landesmittel für die Landesbank ("Nord/LB")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eamtete Lehr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beamtung von Lehrern</text:p>
          </table:table-cell>
          <table:table-cell office:value-type="string" calcext:value-type="string">
            <text:p>Auch in Thüringen sollen Lehrerinnen und Lehrer verbeamte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eamtete Lehr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hrer/innen sollen nicht mehr verbeam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eamtete Lehr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hrer/innen sollen nicht mehr verbeam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eamtete Lehr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amtung von Lehrern</text:p>
          </table:table-cell>
          <table:table-cell office:value-type="string" calcext:value-type="string">
            <text:p>Lehrerinnen und Lehrer sollen weiterhin verbeamte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Beamtete Lehr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ue Lehrkräfte sollen nicht mehr verbeamte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amtete Lehr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en Lehrerinnen und Lehrer wieder verbeamtet werden könn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sich für ein bedingungsloses Grundeinkommen einsetz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chleswig-Holstein soll sich für die Einführung eines bedingungslosen Grundeinkommens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Saarland soll sich dafür einsetzen, dass alle in Deutschland Lebenden ein bedingungsloses Grundeinkommen erha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 Deutschland soll es ein bedingungsloses Grundeinkommen geb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edingungsloses Grundeinkomm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undeinkommen</text:p>
          </table:table-cell>
          <table:table-cell office:value-type="string" calcext:value-type="string">
            <text:p>In Deutschland soll ein bedingungsloses Grundeinkommen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Betreuungsgel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deserziehungsgeld</text:p>
          </table:table-cell>
          <table:table-cell office:value-type="string" calcext:value-type="string">
            <text:p>Das Landeserziehungsgeld soll auch an Eltern gezahlt werden, deren Kinder eine Kindertagesstätte besuch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treuungsgel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aat soll im ersten Jahr der Elternzeit ("Erziehungsurlaub") einen Lohnersatz zahl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etreuungsgel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ndeserziehungsgeld</text:p>
          </table:table-cell>
          <table:table-cell office:value-type="string" calcext:value-type="string">
            <text:p>Die finanzielle Unterstützung für einkommensschwache Familien (Landeserziehungsgeld) soll beibehal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treuungsge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eren Kinder nicht in die Kita gehen, sollen ein Betreuungsgeld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etreuungsg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ie für ihre Kinder keinen Krippenplatz in Anspruch nehmen, sollen ein Betreuungsgeld erhal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etreuungsgel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üringer Erziehungsgeld</text:p>
          </table:table-cell>
          <table:table-cell office:value-type="string" calcext:value-type="string">
            <text:p>Eltern, die ihr Kleinkind zu Hause betreuen, sollen auch vom Land weiterhin finanzielle Unterstützung ("Thüringer Erziehungsgeld") erhalt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Betreuungsgel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ie ihre Kinder ausschließlich zu Hause erziehen, sollen eine finanzielle Unterstützung ("Betreuungsgeld")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3" office:value-type="string" calcext:value-type="string">
            <text:p>Betreuungsg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ie ihre Kinder ausschließlich zu Hause erziehen, sollen eine finanzielle Unterstützung ("Betreuungsgeld") erhalt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etreuungsge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ndeszuschüsse zum Kindergeld für Alleinerziehende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ene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andwirtinnen und Landwirte sollen selbst entscheiden, wie sie die Wallhecken am Feldrand ("Knick") beschnei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ene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andwirtschaftliche Betriebe sollen zu Maßnahmen verpflichtet werden (z.B. Blühstreifen), die zum Schutz der Bienen beitrag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ien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andwirtschaftliche Betriebe sollen zu Maßnahmen verpflichtet werden, die zum Schutz der Bienen beitrag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Bildungsurlau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ldungsurlaub</text:p>
          </table:table-cell>
          <table:table-cell office:value-type="string" calcext:value-type="string">
            <text:p>Im Freistaat sollen alle Beschäftigten Anspruch auf Bildungsurlaub hab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ildungsurla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ldungsurlaub</text:p>
          </table:table-cell>
          <table:table-cell office:value-type="string" calcext:value-type="string">
            <text:p>In Sachsen soll ein gesetzlicher Anspruch auf Bildungsurlaub eingefüh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leiberec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l&amp;auml;nder/-innen sollen schon bei Verdacht auf terroristische Straftaten ausgewiesen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Bleiberec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eiberecht</text:p>
          </table:table-cell>
          <table:table-cell office:value-type="string" calcext:value-type="string">
            <text:p>Ausländerinnen und Ausländer, die bereits seit vielen Jahren geduldet in Nordrhein-Westfalen leben, sollen ein dauerhaftes Bleiberecht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Bleibere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uerhaftes Bleiberecht</text:p>
          </table:table-cell>
          <table:table-cell office:value-type="string" calcext:value-type="string">
            <text:p>Ausländerinnen und Ausländer, die bereits seit vielen Jahren geduldet in Schleswig-Holstein leben, sollen ein dauerhaftes Bleiberecht erhal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Bleiberec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weisung von Straftätern</text:p>
          </table:table-cell>
          <table:table-cell office:value-type="string" calcext:value-type="string">
            <text:p>Geduldete Migranten/innen, die straffällig geworden sind, sollen konsequent ausgewies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desweh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Verteidigungsetat muss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esweh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Bundeswehr soll die Polizei innerhalb Deutschlands unterstütz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ndesweh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Verteidigungsausgaben Deutschlands sollen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undesweh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Die Bundeswehr soll sofort aus Afghanistan abgezog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ndesweh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üstungsexporte aus Deutschland sollen ausnahmslos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undeswehr im Innere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ei der Terrorismusbekämpfung soll die Bundeswehr im Inland eingesetz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undeswehr im Inner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Bundeswehr soll für Aufgaben der inneren Sicherheit verstärkt eingesetz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undeswehr im Inn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ndeswehr im Innern</text:p>
          </table:table-cell>
          <table:table-cell office:value-type="string" calcext:value-type="string">
            <text:p>Zur Terrorismusbekämpfung soll die Bundeswehr auch im Innern eingesetz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Bundeswehr soll an den Schulen Sachsen-Anhalts für den Soldatenberuf werb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Bundeswehr soll an Schulen für den Soldatenberuf werb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Bundeswehr soll an Schulen für den Soldatenberuf werb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rbung für Bundeswehr</text:p>
          </table:table-cell>
          <table:table-cell office:value-type="string" calcext:value-type="string">
            <text:p>An Berliner Schulen soll für Berufe bei der Bundeswehr geworben werden dürf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ndeswehr an Schulen</text:p>
          </table:table-cell>
          <table:table-cell office:value-type="string" calcext:value-type="string">
            <text:p>An Schulen soll für Berufe bei der Bundeswehr geworben werd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undeswehr an Schulen</text:p>
          </table:table-cell>
          <table:table-cell office:value-type="string" calcext:value-type="string">
            <text:p>Die Bundeswehr soll an brandenburgischen Schulen für den Soldatenberuf werb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ndeswehr</text:p>
          </table:table-cell>
          <table:table-cell office:value-type="string" calcext:value-type="string">
            <text:p>Die Bundeswehr soll weiterhin an Schulen Veranstaltungen für Schülerinnen und Schüler durchfüh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nabis</text:p>
          </table:table-cell>
          <table:table-cell office:value-type="string" calcext:value-type="string">
            <text:p>Auch der Besitz geringer Mengen Cannabis soll strafrechtlich verfolg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nabis-Besitz</text:p>
          </table:table-cell>
          <table:table-cell office:value-type="string" calcext:value-type="string">
            <text:p>Auch der Besitz von nur geringen Mengen Cannabis soll strafrechtlich verfolg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nnabis soll legalisier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nnabis soll legalisi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nnabis soll legalisi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schisch und Marihuana sollen legalisie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nabis</text:p>
          </table:table-cell>
          <table:table-cell office:value-type="string" calcext:value-type="string">
            <text:p>Schon der Besitz geringer Mengen Cannabis soll in Thüringen strafrechtlich verfol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abi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uch der Besitz geringer Mengen Cannabis soll strafrechtlich verfolg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uch der Besitz von nur geringen Mengen Cannabis soll strafrechtlich verfolg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nabi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r Anbau von Cannabis für den Eigenbedarf soll generell erlaubt sei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r Anbau von Cannabis zum Eigenbedarf soll erlaub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nabi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r Anbau von Cannabis zum eigenen Bedarf soll legalisier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nabis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r Besitz von geringen Mengen Cannabis für den eigenen Bedarf soll erlaubt sei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kontrollierte Verkauf von Cannabis soll generell erlaubt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nabi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aschisch soll legalisier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abi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aschisch und Marihuana sollen legalisie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hristliche Wer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ndesverfassung</text:p>
          </table:table-cell>
          <table:table-cell office:value-type="string" calcext:value-type="string">
            <text:p>Aus der rheinland-pfälzischen Landesverfassung sollen religiöse Bezüge entfern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Christliche Wer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ristliche Werte</text:p>
          </table:table-cell>
          <table:table-cell office:value-type="string" calcext:value-type="string">
            <text:p>Christliche Werte sollen das Leitbild deutscher Politik sein!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ristliche Wer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christlich-abendländische Kultur muss das Fundament Europas sei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hristliche Wer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ristliche Werte- gemeinschaft</text:p>
          </table:table-cell>
          <table:table-cell office:value-type="string" calcext:value-type="string">
            <text:p>Die EU soll sich als christliche Wertegemeinschaft versteh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hristliche Wer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ristliche Wertegemeinschaft</text:p>
          </table:table-cell>
          <table:table-cell office:value-type="string" calcext:value-type="string">
            <text:p>Die Europäische Union soll sich als christliche Wertegemeinschaft versteh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ristliche Wer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 der europäischen Verfassung sollte ein Gottesbezug veranke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D-Mar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-Mark</text:p>
          </table:table-cell>
          <table:table-cell office:value-type="string" calcext:value-type="string">
            <text:p>Deutschland soll aus der Währungsunion austreten und die D-Mark wieder einfüh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-Mar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eutschland soll den Euro als Währung be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-Mar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eutschland soll den Euro als Währung behalt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-Mar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utschland soll zu einer nationalen Währung zurückkehr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D-Mar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-Mark</text:p>
          </table:table-cell>
          <table:table-cell office:value-type="string" calcext:value-type="string">
            <text:p>Die D-Mark soll wieder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gabe von Sozialwohnungen</text:p>
          </table:table-cell>
          <table:table-cell office:value-type="string" calcext:value-type="string">
            <text:p>Bei der Vergabe von Sozialwohnungen in Thüringen sollen Deutsche bevorzu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utsche sollen bei der Vergabe von Berliner Sozialwohnungen bevorzug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zialwohnungen</text:p>
          </table:table-cell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utschexklusiv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utschexklusiv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ndergeld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ndergeld nur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ndergeld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ndergeld nur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utschexklusiv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zialleistungen nur für Deutsche</text:p>
          </table:table-cell>
          <table:table-cell office:value-type="string" calcext:value-type="string">
            <text:p>Nur Deutsche sollen Anspruch auf Sozialleistungen hab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zialleistungen für Deutsche</text:p>
          </table:table-cell>
          <table:table-cell office:value-type="string" calcext:value-type="string">
            <text:p>Nur Deutsche sollen einen Anspruch auf Sozialleistungen hab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zialwohnungen für Deutsche</text:p>
          </table:table-cell>
          <table:table-cell office:value-type="string" calcext:value-type="string">
            <text:p>Sozialwohnungen sollen vorrangig an Deutsche vergeben werd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ohngeld soll ausschließlich an Deutsche gezahl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hngeld</text:p>
          </table:table-cell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ohngeld</text:p>
          </table:table-cell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utschexklusiv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selkraftstoff für Pkw soll höher besteuer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ies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ßfilter</text:p>
          </table:table-cell>
          <table:table-cell office:value-type="string" calcext:value-type="string">
            <text:p>Für Dieselfahrzeuge ohne Rußpartikelfilter soll die Innenstadt gesperrt werden, wenn in Bremen die Feinstaubgrenze überschritten wird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Diese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 der Innenstadt soll künftig ein Fahrverbot für Dieselfahrzeuge ohne Rußfilter gelt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ckt-Scanner</text:p>
          </table:table-cell>
          <table:table-cell office:value-type="string" calcext:value-type="string">
            <text:p>Am Hamburger Flughafen sollen keine Ganzkörper-Scanner ("Nackt-Scanner") mehr eingesetz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allen Straftaten sollen die DNA-Daten der Täter/innen erfasst und gespeich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gitale Grundrecht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ei der Verfolgung von schweren Straftaten sollen die Datenschutzrechte der Bürger stärker eingeschränkt werden könn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ometrische Daten (Fingerabdrücke u.a.) sollen von allen Einwohner/innen der EU in den Ausweispapieren erfass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e Grundrech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ometrische Daten (z.B. Fingerabdruck) sollen in den Personalausweis aufgenommen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ometrische Daten</text:p>
          </table:table-cell>
          <table:table-cell office:value-type="string" calcext:value-type="string">
            <text:p>Biometrische Daten (z.B. Fingerabdruck) sollen weiterhin im Reisepass erfass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netsperre</text:p>
          </table:table-cell>
          <table:table-cell office:value-type="string" calcext:value-type="string">
            <text:p>Der Staat soll Internetseiten mit strafbaren Inhalten sperr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line-Durch- suchung</text:p>
          </table:table-cell>
          <table:table-cell office:value-type="string" calcext:value-type="string">
            <text:p>Die verdeckte Online-Durchsuchung privater Computer durch Sicherheitsbehörden soll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rratsdatenspeicherung</text:p>
          </table:table-cell>
          <table:table-cell office:value-type="string" calcext:value-type="string">
            <text:p>Keine Speicherung von Kommunikationsdaten (z.B. Telefon, Internet) ohne konkreten Anlass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Digitale Grundrech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sonenbezogene Daten sollen zur EU-weiten Verbrechensbekämpfung an einer zentralen Stelle gesammel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e Grundrech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n allen Straftätern/innen sollen die DNA-Daten ("genetischer Fingerabdruck") zentral erfass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lksentscheide zu EU-Fragen</text:p>
          </table:table-cell>
          <table:table-cell office:value-type="string" calcext:value-type="string">
            <text:p>Abgabe von Entscheidungsbefugnissen an die Europäische Union nur durch Volksentscheid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Das Ergebnis von Volksentscheiden soll für den Hamburger Senat verbindlich sei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rekte Demokrati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Anzahl der erforderlichen Stimmen bei Volksentscheiden soll gesenk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eantragung von Volksabstimmungen soll erleichte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deutsche Bevölkerung soll in einer Volksabstimmung über die neue EU-Verfassung entschei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ürgermeister&amp;shy;wahl</text:p>
          </table:table-cell>
          <table:table-cell office:value-type="string" calcext:value-type="string">
            <text:p>Die Direktwahl der Bürgermeisterinnen und Bürgermeister in Schleswig-Holstein soll abgeschaff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ksbegehren</text:p>
          </table:table-cell>
          <table:table-cell office:value-type="string" calcext:value-type="string">
            <text:p>Die Hürden für direkte Bürgerbeteiligung (Volksbegehren, Volksentscheid) sollen gesenk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kte Demokrati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Hürden für Volksbegehren sollen gese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rekte Demokrati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Hürden für Volksbegehren sollen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Einführung von Volksentscheiden auch auf Bundesebene!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Einführung von Volksentscheiden auf Bundesebene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leichterung von Volksbegehren auf Landesebene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ürgerentscheide</text:p>
          </table:table-cell>
          <table:table-cell office:value-type="string" calcext:value-type="string">
            <text:p>Es sollen EU-weite Bürgerentscheide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-weite Bürgerentscheide</text:p>
          </table:table-cell>
          <table:table-cell office:value-type="string" calcext:value-type="string">
            <text:p>Es sollen EU-weite gemeinsame Bürgerentscheide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 sollen EU-weite Volksentscheide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orum bei Bürger&amp;shy;entscheiden</text:p>
          </table:table-cell>
          <table:table-cell office:value-type="string" calcext:value-type="string">
            <text:p>Für Bürgerentscheide auf Bezirksebene soll eine Mindestbeteiligung ("Quorum") eingeführ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irekte Demokratie bei Bauprojekten</text:p>
          </table:table-cell>
          <table:table-cell office:value-type="string" calcext:value-type="string">
            <text:p>Großbauprojekte nur nach Zustimmung durch Volksbefragung!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In Berlin sollen die Hürden für Volksentscheide gesenk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kauf öffentlicher Unternehmen</text:p>
          </table:table-cell>
          <table:table-cell office:value-type="string" calcext:value-type="string">
            <text:p>In Bremen sollen vor einem Verkauf öffentlicher Unternehmen die Bürgerinnen und Bürger befrag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den Gemeindeordnungen sollen weitreichende Formen der Mitwirkung Jugendlicher veranke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olksentscheide über EU-Vertragsänderungen</text:p>
          </table:table-cell>
          <table:table-cell office:value-type="string" calcext:value-type="string">
            <text:p>Über Änderungen der EU-Verträge soll auch in Deutschland per Volksabstimmung entschieden werd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lksentscheide auch auf Bundesebene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lksentscheide auf Landesebene erleichter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kte Demokrati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lksinitiativen, Volksbegehren und Volksentscheide werden auf Bundesebene eingeführ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olksentscheide bei Großbauprojekten</text:p>
          </table:table-cell>
          <table:table-cell office:value-type="string" calcext:value-type="string">
            <text:p>Vor geplanten öffentlichen Großbauprojekten in Hamburg sollen immer Volksentscheide durchgeführ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irekte Demokrat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reisfusionen</text:p>
          </table:table-cell>
          <table:table-cell office:value-type="string" calcext:value-type="string">
            <text:p>Zusammenlegung von Kreisen und Gemeinden nur durch Bürgerentscheide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amp;Ouml;ffentliche Tabak- und Alkoholwerbung muss verboten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solutes Werbeverbot für Tabakprodukte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koholverbot</text:p>
          </table:table-cell>
          <table:table-cell office:value-type="string" calcext:value-type="string">
            <text:p>Auf dem Kiez: Alkoholverbot auf Straßen und Plätzen an den Wochenend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og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as Land Berlin soll mobile Drogenprüfstände errichten, die auch illegale Drogen vor dem Konsum auf gefährliche Verunreinigungen test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Land soll die kontrollierte Abgabe des Ersatzstoffes Methadon an Heroinabhängige ausbau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kohol in der Öffentlichkeit</text:p>
          </table:table-cell>
          <table:table-cell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koholkonsum</text:p>
          </table:table-cell>
          <table:table-cell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 in Bus und Bahn</text:p>
          </table:table-cell>
          <table:table-cell office:value-type="string" calcext:value-type="string">
            <text:p>Der Konsum von alkoholischen Getränken in Hamburger Bussen und Bahnen soll verbo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rogenkonsumräume</text:p>
          </table:table-cell>
          <table:table-cell office:value-type="string" calcext:value-type="string">
            <text:p>Die Landesmittel für Drogenkonsumräume in Hamburg sollen erhöh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llegaler Drogenkonsum soll stärker bestraf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og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 Bremen soll es Drogenkonsumräume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ontrollierte Abgabe von "harten" Drogen an Schwerstabhängige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ro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roinabgabe</text:p>
          </table:table-cell>
          <table:table-cell office:value-type="string" calcext:value-type="string">
            <text:p>Staatlich kontrollierte Abgabe von Heroin an Schwerstabhängige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optionsrechte für Schwule und Lesben</text:p>
          </table:table-cell>
          <table:table-cell office:value-type="string" calcext:value-type="string">
            <text:p>Auch gleichgeschlechtliche Lebenspartnerschaften sollen ein gemeinsames Adoptionsrecht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he für Al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as Land Berlin soll sich dafür einsetzen, dass homosexuelle Lebenspartnerschaften vollständig der Ehe gleichgestell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eichstellung mit Ehe</text:p>
          </table:table-cell>
          <table:table-cell office:value-type="string" calcext:value-type="string">
            <text:p>Das Land Bremen soll sich dafür einsetzen, dass gleichgeschlechtliche Partnerschaften mit Ehen gleichgestell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he für All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oll sich dafür einsetzen, dass gleichgeschlechtliche Paare ein gemeinsames Adoptionsrecht erhalt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Das Land soll sich dafür einsetzen, dass gleichgeschlechtliche Paare gemeinsam Kinder adoptier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Saarland soll sich dafür einsetzen, dass gleichgeschlechtliche Paare gemeinsam Kinder adoptier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Saarland soll sich für die Gleichstellung der "Homo-Ehe" einsetz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herecht</text:p>
          </table:table-cell>
          <table:table-cell office:value-type="string" calcext:value-type="string">
            <text:p>Die Ehe zwischen Mann und Frau soll weiterhin mit mehr Rechten verbunden sein als andere Lebenspartnerschaf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benspartner&amp;shy;schaften</text:p>
          </table:table-cell>
          <table:table-cell office:value-type="string" calcext:value-type="string">
            <text:p>Eingetragene Lebenspartnerschaften sollen der Ehe gleichgestell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o-Ehe</text:p>
          </table:table-cell>
          <table:table-cell office:value-type="string" calcext:value-type="string">
            <text:p>Eingetragene Partnerschaften ("Homo-Ehen") sollen der Ehe gleichgestell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he für Al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setzliche Gleichstellung der "Homo-Ehe"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eichgeschlechtliche Lebenspartnerschaften</text:p>
          </table:table-cell>
          <table:table-cell office:value-type="string" calcext:value-type="string">
            <text:p>Gleichgeschlechtliche Lebenspartnerschaften sollen in Thüringen weiterhin auf dem Standesamt geschlossen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o-Ehen</text:p>
          </table:table-cell>
          <table:table-cell office:value-type="string" calcext:value-type="string">
            <text:p>Hamburg soll sich dafür einsetzen, dass eingetragene Partnerschaften von Homosexuellen rechtlich der Ehe gleichgestell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he für Al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omo-Ehen erhalten die gleichen Rechte wie Hetero-Ehen (z.B. Kinder adoptieren)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Homosexuelle Paare sollen ein gemeinsames Adoptionsrecht erhalt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mosexuelle sollen ihre Lebenspartnerschaften auch in Sachsen auf dem Standesamt eintragen lass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eichgeschlechtliche Ehen</text:p>
          </table:table-cell>
          <table:table-cell office:value-type="string" calcext:value-type="string">
            <text:p>In der Europäischen Union geschlossene gleichgeschlechtliche Ehen sollen von allen Mitgliedsstaaten anerkann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ingetragene Lebenspartner&amp;shy;schaften</text:p>
          </table:table-cell>
          <table:table-cell office:value-type="string" calcext:value-type="string">
            <text:p>Rheinland-Pfalz soll sich dafür einsetzen, dass eingetragene Lebenspartnerschaften ("Homo-Ehe") der Ehe rechtlich gleichgestell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sich dafür einsetzen, dass gleichgeschlechtliche Paare gemeinsam Kinder adoptie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Sachsen soll sich dafür einsetzen, dass homosexuelle Paare gemeinsam Kinder adoptier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he für Al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chsen-Anhalt soll sich dafür einsetzen, dass homosexuelle Paare gemeinsam Kinder adoptier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eichgeschlechtliche Lebenspartnerschaft</text:p>
          </table:table-cell>
          <table:table-cell office:value-type="string" calcext:value-type="string">
            <text:p>Vollständige Gleichstellung von Ehe und gleichgeschlechtlicher Lebenspartnerschaft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he für A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Vollständiges Adoptionsrecht für gleichgeschlechtliche Lebenspartnerschaf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ntwicklungshil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Entwicklungs- hilfe</text:p>
          </table:table-cell>
          <table:table-cell office:value-type="string" calcext:value-type="string">
            <text:p>Die EU-Entwicklungshilfe soll abgeschaf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Entwicklungshil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-Entwicklungshilfe</text:p>
          </table:table-cell>
          <table:table-cell office:value-type="string" calcext:value-type="string">
            <text:p>Die Europäische Union soll mehr Geld für die Entwicklungshilfe bereitstell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Entwicklungshilf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twicklungshilfe erhalten nur Staaten, welche die Menschenrechte konsequent beacht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dkraftanlagen</text:p>
          </table:table-cell>
          <table:table-cell office:value-type="string" calcext:value-type="string">
            <text:p>Bei der Errichtung von Windkraftanlagen in Schleswig-Holstein sollen Standorte auf dem Festland Vorrang hab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neuerbare Energien</text:p>
          </table:table-cell>
          <table:table-cell office:value-type="string" calcext:value-type="string">
            <text:p>Bremen und Bremerhaven sollen ausschließlich mit erneuerbaren Energien versorg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neuerbare Energien</text:p>
          </table:table-cell>
          <table:table-cell office:value-type="string" calcext:value-type="string">
            <text:p>Das Hamburger Stadtgebiet soll komplett mit erneuerbaren Energien versorg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neuerbare Energi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Ausbau erneuerbarer Energien soll vom Bund dauerhaft finanziell geförder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neuerbare Energi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r Mindestabstand von Windkraftanlagen zu Wohngebäuden soll vergröß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neuerbare Energi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Entscheidung über die Standorte für Windkraftanlagen sollen weiterhin die Kommunen tref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neuerbare Energien</text:p>
          </table:table-cell>
          <table:table-cell office:value-type="string" calcext:value-type="string">
            <text:p>Die Staaten der EU sollen vollständig <text:s/>auf erneuerbare Energien umstell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EG-Umlage</text:p>
          </table:table-cell>
          <table:table-cell office:value-type="string" calcext:value-type="string">
            <text:p>Energieintensive Industrien sollen sich stärker als bisher an der Finanzierung der Energiewende beteilige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uerbare Energi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 soll weniger Flächen in Baden-Württemberg geben, auf denen Windkraftanlagen gebaut werd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neuerbare Energi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en keine weiteren Flächen für Windkraftanlagen ausgewies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ächen für Windkraft</text:p>
          </table:table-cell>
          <table:table-cell office:value-type="string" calcext:value-type="string">
            <text:p>In Brandenburg sollen weitere Flächen für Windkraftanlagen ausgewies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ine Windkrafträder in Wäldern</text:p>
          </table:table-cell>
          <table:table-cell office:value-type="string" calcext:value-type="string">
            <text:p>In den Wäldern Thüringens sollen keine Windkrafträder errichte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ine weiteren Flächen für Windkraft</text:p>
          </table:table-cell>
          <table:table-cell office:value-type="string" calcext:value-type="string">
            <text:p>In Sachsen sollen keine weiteren Flächen für Windkraftanlagen ausgewiesen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neuerbare Energi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 Sachsen-Anhalt sollen weitere Flächen für Windkraftanlagen ausgewies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dkraftanlagen im Wald</text:p>
          </table:table-cell>
          <table:table-cell office:value-type="string" calcext:value-type="string">
            <text:p>In Waldgebieten sollen keine Flächen für Windkraftanlagen ausgewiesen werd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neuerbare Energi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Waldgebieten sollen keine Flächen für Windkraftanlagen ausgewiesen wer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aranlagen</text:p>
          </table:table-cell>
          <table:table-cell office:value-type="string" calcext:value-type="string">
            <text:p>Keine Solaranlagen auf landwirtschaftlichen Fläche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ine weiteren Windparks im Saarland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eine weiteren Windräder in Sachsen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hr Landesmittel für erneuerbare Energie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rneuerbare Energ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u von Pumpspeicherkraftwerken</text:p>
          </table:table-cell>
          <table:table-cell office:value-type="string" calcext:value-type="string">
            <text:p>Speicherung von Strom: In Thüringen sollen weitere Pumpspeicherkraftwerke gebau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U-Arme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EU darf keine militärischen Mittel zur Konfliktlösung einsetz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U-Arme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paarmee</text:p>
          </table:table-cell>
          <table:table-cell office:value-type="string" calcext:value-type="string">
            <text:p>Die EU-Mitgliedsstaaten sollen eine gemeinsame Armee schaff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U-Arme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Armee</text:p>
          </table:table-cell>
          <table:table-cell office:value-type="string" calcext:value-type="string">
            <text:p>Die nationalen Streitkräfte sollen durch eine EU-Armee ersetz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EU-Außenpolit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Außenminister</text:p>
          </table:table-cell>
          <table:table-cell office:value-type="string" calcext:value-type="string">
            <text:p>Die Europäische Union soll einen gemeinsamen Außenminister beruf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EU-Außenpoliti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sbau der EU-Außenpolitik</text:p>
          </table:table-cell>
          <table:table-cell office:value-type="string" calcext:value-type="string">
            <text:p>Die gemeinsame Außenpolitik der Europäischen Union soll ausgebau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U-Austrit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-Austritt</text:p>
          </table:table-cell>
          <table:table-cell office:value-type="string" calcext:value-type="string">
            <text:p>Deutschland soll aus der EU austre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U-Austrit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Austritt</text:p>
          </table:table-cell>
          <table:table-cell office:value-type="string" calcext:value-type="string">
            <text:p>Deutschland soll aus der EU austret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U-Erweiteru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-Erweiterung</text:p>
          </table:table-cell>
          <table:table-cell office:value-type="string" calcext:value-type="string">
            <text:p>Die Europäische Union soll keine neuen Mitgliedsstaaten aufnehm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U-Erweiteru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Erweiterung</text:p>
          </table:table-cell>
          <table:table-cell office:value-type="string" calcext:value-type="string">
            <text:p>Künftig sollen alle EU-Bürger/-innen über die Aufnahme von neuen Mitgliedsstaaten abstimm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ktive Arbeitsmarktpolitik ist eine nationale Aufgabe, keine Aufgabe der EU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undesl&amp;auml;nder sollen sich innerhalb der Europ&amp;auml;ischen Union verst&amp;auml;rkt selber vertret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einigte Staaten von Europa</text:p>
          </table:table-cell>
          <table:table-cell office:value-type="string" calcext:value-type="string">
            <text:p>Die Europäische Union soll sich langfristig zu einem europäischen Bundesstaat entwickel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ionalförderung</text:p>
          </table:table-cell>
          <table:table-cell office:value-type="string" calcext:value-type="string">
            <text:p>Die finanziellen Mittel für wirtschaftlich schwächere Regionen in der Europäischen Union sollen reduzie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setzgebung</text:p>
          </table:table-cell>
          <table:table-cell office:value-type="string" calcext:value-type="string">
            <text:p>Es sollen wieder mehr Gesetzgebungskompetenzen auf die nationale Ebene verlag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zialleistungen</text:p>
          </table:table-cell>
          <table:table-cell office:value-type="string" calcext:value-type="string">
            <text:p>EU-Bürger sollen Sozialleistungen nur von ihrem Heimatland empfang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U-Föderalism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onale Parlamente müssen wieder mehr Einfluss in der Europäischen Union erhalt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U-Stabilitätspak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schuldung</text:p>
          </table:table-cell>
          <table:table-cell office:value-type="string" calcext:value-type="string">
            <text:p>Auch während der Wirtschaftskrise muss eine zu hohe Neuverschuldung der Staaten in der Euro-Zone bestra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U-Stabilitätspak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rstöße gegen den Europäischen Stabilitätspakt sollen strikt bestraf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U-Steu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telle der nationalen Beiträge darf die EU eine eigene Steuer erheb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EU-Steu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Steuer</text:p>
          </table:table-cell>
          <table:table-cell office:value-type="string" calcext:value-type="string">
            <text:p>Die EU soll die Möglichkeit erhalten, eigene Steuern zu erhe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EU-Steu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päische Steuern</text:p>
          </table:table-cell>
          <table:table-cell office:value-type="string" calcext:value-type="string">
            <text:p>Die Europäische Union soll durch die Einführung eigener Steuern Teile ihres Haushaltes deck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urobo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bonds</text:p>
          </table:table-cell>
          <table:table-cell office:value-type="string" calcext:value-type="string">
            <text:p>Alle Staaten der Eurozone sollen für die Kreditaufnahme der anderen Staaten haft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urobo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bonds</text:p>
          </table:table-cell>
          <table:table-cell office:value-type="string" calcext:value-type="string">
            <text:p>In der Euro-Zone soll jeder Staat alleine für seine Schulden haf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gemeinsame europäische Verteidigungspolitik soll ausgebau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urop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Zusammenarbeit der Mitgliedstaaten in der Europäischen Union soll verstärk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uro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Beitrags- zahlungen</text:p>
          </table:table-cell>
          <table:table-cell office:value-type="string" calcext:value-type="string">
            <text:p>Die Beitragszahlungen an die EU sollen sich an der jeweiligen Wirtschaftsleistung der Mitgliedsländer orientie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Beitragszahlungen Deutschlands an die EU müssen gesenk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urop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handelsabkommen mit den USA</text:p>
          </table:table-cell>
          <table:table-cell office:value-type="string" calcext:value-type="string">
            <text:p>Die Europäische Union soll ein Freihandelsabkommen mit den USA abschließ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urop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tzzölle</text:p>
          </table:table-cell>
          <table:table-cell office:value-type="string" calcext:value-type="string">
            <text:p>Die Europäische Union soll zum Schutz heimischer Produkte verstärkt Zölle erheb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ierta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Schleswig-Holstein soll der Reformationstag dauerhaft ein gesetzlicher Feiertag sei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ierta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zverbot an "stillen Tagen"</text:p>
          </table:table-cell>
          <table:table-cell office:value-type="string" calcext:value-type="string">
            <text:p>Das Tanzverbot an "stillen Tagen" (z.B. Karfreitag, Buß- und Bettag) soll beibehalten werd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ierta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nzverbot</text:p>
          </table:table-cell>
          <table:table-cell office:value-type="string" calcext:value-type="string">
            <text:p>Der Schutz der "stillen Tage" soll beibehalten werden (Tanzverbot)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ierta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Tanzverbot an "stillen Tagen" (z.B. Karfreitag, Volkstrauertag) soll abgeschaff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ta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Tanzverbot an "stillen Tagen" (z.B. Karfreitag, Volkstrauertag) soll beibehal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eierta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slimischer Feiertag</text:p>
          </table:table-cell>
          <table:table-cell office:value-type="string" calcext:value-type="string">
            <text:p>In Hamburg soll es einen gesetzlichen muslimischen Feiertag ge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lle Flüchtlinge sollen Zugang zum deutschen Bildungssystem hab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üchtlinge</text:p>
          </table:table-cell>
          <table:table-cell office:value-type="string" calcext:value-type="string">
            <text:p>Alle in Hamburg lebenden Flüchtlinge sollen ein dauerhaftes Bleiberecht bekomm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nerkannten Flüchtlingen, die sich Integrationsmaßnahmen verweigern, sollen die Leistungen gekürz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ylbewerber</text:p>
          </table:table-cell>
          <table:table-cell office:value-type="string" calcext:value-type="string">
            <text:p>Asylbewerber sollen sich weiterhin nur innerhalb ihres Landkreises beweg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serlaubnis für Asylbewerber</text:p>
          </table:table-cell>
          <table:table-cell office:value-type="string" calcext:value-type="string">
            <text:p>Asylbewerber und Asylbewerberinnen sollen eine uneingeschränkte Arbeitserlaubnis erhalt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sylbewerberinnen und -bewerber sollen dezentral in Wohnungen untergebrach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üchtli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sylbewerberinnen und -bewerber sollen verstärkt Sachleistungen statt Geldleistungen erhalt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sidenzpflicht</text:p>
          </table:table-cell>
          <table:table-cell office:value-type="string" calcext:value-type="string">
            <text:p>Asylbewerberinnen und Asylbewerber in Sachsen sollen sich weiterhin nur innerhalb des Freistaats frei beweg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terbringung von Asylbewerbern</text:p>
          </table:table-cell>
          <table:table-cell office:value-type="string" calcext:value-type="string">
            <text:p>Asylbewerberinnen und Asylbewerber sollen in Wohnungen statt in zentralen Sammelunterkünften untergebrach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üchtl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sylbewerberinnen und Asylbewerber sollen sich nur in dem Landkreis aufhalten dürfen, in dem sie untergebracht sind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lüchtli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sylbewerberinnen und Asylbewerber sollen sich nur in dem Landkreis aufhalten dürfen, in dem sie untergebracht sind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üchtli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sylbewerberinnen und Asylbewerber sollen verstärkt Sachleistungen statt Geldleistungen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izügigkeit für Asylbewerber</text:p>
          </table:table-cell>
          <table:table-cell office:value-type="string" calcext:value-type="string">
            <text:p>Berlin soll sich dafür einsetzen, dass sich Asylbewerber und Asylbewerberinnen in ganz Deutschland frei bewegen dürf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weitere Flüchtlinge aufnehm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fnahme von Flüchtlingen</text:p>
          </table:table-cell>
          <table:table-cell office:value-type="string" calcext:value-type="string">
            <text:p>Brandenburg soll mehr Flüchtlinge aufnehm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lüchtlinge</text:p>
          </table:table-cell>
          <table:table-cell office:value-type="string" calcext:value-type="string">
            <text:p>Bremen soll Flüchtlinge aus Nordafrika aufnehm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üchtli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weiterhin Flüchtlinge aufnehm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Flüchtlingen verstärkt Sachleistungen statt Geldleistungen g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terbringung von Flüchtlingen</text:p>
          </table:table-cell>
          <table:table-cell office:value-type="string" calcext:value-type="string">
            <text:p>Der Freistaat soll mehr Geld für die Unterbringung von Flüchtlingen zur Verfügung stell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üchtlingspolitik</text:p>
          </table:table-cell>
          <table:table-cell office:value-type="string" calcext:value-type="string">
            <text:p>Deutschland soll mehr Flüchtlinge aufnehm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inwanderungs- politik</text:p>
          </table:table-cell>
          <table:table-cell office:value-type="string" calcext:value-type="string">
            <text:p>Die Einwanderungspolitik der EU soll verschär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fnahme von Flüchtlingen</text:p>
          </table:table-cell>
          <table:table-cell office:value-type="string" calcext:value-type="string">
            <text:p>Die EU-Mitgliedsstaaten sollen mehr Flüchtlinge aufnehm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ylrecht</text:p>
          </table:table-cell>
          <table:table-cell office:value-type="string" calcext:value-type="string">
            <text:p>Die Möglichkeit, in Deutschland Asyl zu erhalten, soll erleicht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Schulpflicht soll auch für Kinder von Asylbewerbern und -bewerberinnen sowie Flüchtlingen gelt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grationskurse</text:p>
          </table:table-cell>
          <table:table-cell office:value-type="string" calcext:value-type="string">
            <text:p>Es sollen mehr Integrationskurse für in Hamburg lebende Zuwanderer/innen angebo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lüchtlinge sollen eine Gesundheitskarte für den direkten Zugang zur medizinischen Versorgung erha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izinische Versorgung für Flüchtlinge</text:p>
          </table:table-cell>
          <table:table-cell office:value-type="string" calcext:value-type="string">
            <text:p>Flüchtlingen soll der Zugang zu medizinischer Versorgung erleichter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lüchtli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lüchtlingen soll der Zugang zu medizinischer Versorgung erleichter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üchtli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ür die Aufnahme von neuen Asylsuchenden soll eine jährliche Obergrenze gelt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üchtli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ür Zuwanderer soll es verpflichtende staatliche Integrationsangebote und -kurse geb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fnahme von Flüchtlingen</text:p>
          </table:table-cell>
          <table:table-cell office:value-type="string" calcext:value-type="string">
            <text:p>Hamburg soll keine weiteren Flüchtlinge aufnehm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nterbringung von Flüchtlingen</text:p>
          </table:table-cell>
          <table:table-cell office:value-type="string" calcext:value-type="string">
            <text:p>Im Freistaat sollen Flüchtlinge ausschließlich in Wohnungen und nicht in Gemeinschaftsunterkünften untergebrach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ylgesetze</text:p>
          </table:table-cell>
          <table:table-cell office:value-type="string" calcext:value-type="string">
            <text:p>In allen Ländern der Europäischen Union sollen gleiche Regeln für die Aufnahme von Asylsuchenden gelt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lüchtl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ugang zu ärztlicher Versorgung</text:p>
          </table:table-cell>
          <table:table-cell office:value-type="string" calcext:value-type="string">
            <text:p>Menschen ohne gültige Aufenthaltspapiere sollen Zugang zu anonymer ärztlicher Versorgung erhalt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üchtli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keine weiteren Flüchtlinge aufnehm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chleswig-Holstein soll abgelehnte Asylbewerberinnen und Asylbewerber aus Afghanistan in ihr Heimatland abschieb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chleswig-Holstein soll sich für eine Begrenzung bei der Flüchtlingsaufnahme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ughaf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m Flughafen Hahn soll es ein Nachtflugverbot geb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sbau regionaler Flughäfen in Schleswig-Holstei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sbau regionaler Flughäfen in Schleswig-Holstei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ostenbeteiligung BER</text:p>
          </table:table-cell>
          <table:table-cell office:value-type="string" calcext:value-type="string">
            <text:p>Das Land Brandenburg soll sich an weiteren Neukosten für den Bau des Flughafens Berlin-Brandenburg beteilig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lughaf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chtflugverbot am BER</text:p>
          </table:table-cell>
          <table:table-cell office:value-type="string" calcext:value-type="string">
            <text:p>Das Land soll ein uneingeschränktes Nachtflugverbot zwischen 22 und 6 Uhr am Flughafen Berlin-Brandenburg durchsetz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ughafe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Land soll stärker in den Saarbrücker Flughafen investier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lughafen Erfurt-Weimar</text:p>
          </table:table-cell>
          <table:table-cell office:value-type="string" calcext:value-type="string">
            <text:p>Das Land Thüringen soll sich weiterhin am Betrieb des Flughafens Erfurt-Weimar beteilig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Flughaf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chtflugverbot</text:p>
          </table:table-cell>
          <table:table-cell office:value-type="string" calcext:value-type="string">
            <text:p>Das Nachtflugverbot auf dem Bremer Flughafen soll verschär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ghafe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r Flughafen Tegel soll nach Eröffnung des BER in Betrieb blei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r Flughafen Tempelhof soll neben dem Großflughafen Schönefeld (BBI) in Betrieb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ayerischen Flugh&amp;auml;fen sollen ausgebau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lughafen München</text:p>
          </table:table-cell>
          <table:table-cell office:value-type="string" calcext:value-type="string">
            <text:p>Die dritte Startbahn am Münchener Flughafen soll gebau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Flughäfen in Baden-Württemberg sollen ausgebau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ughaf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lughafen Frankfurt/Hahn</text:p>
          </table:table-cell>
          <table:table-cell office:value-type="string" calcext:value-type="string">
            <text:p>Die Landesmittel für den Flughafen Frankfurt/Hahn sollen gestrich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Flughaf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chtflugverbot</text:p>
          </table:table-cell>
          <table:table-cell office:value-type="string" calcext:value-type="string">
            <text:p>Generelles Nachtflugverbot auf allen Flughäfen in Nordrhein-Westfalen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ussvertief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er Rhein soll in Nordrhein-Westfalen für die Schifffahrt vertie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lussvertief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ervertiefung</text:p>
          </table:table-cell>
          <table:table-cell office:value-type="string" calcext:value-type="string">
            <text:p>Die Bremer Außenweser soll für große Containerschiffe weiter vertie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lussvertief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Elbe in Hamburg soll für große Containerschiffe weiter vertieft werden ("Fahrrinnenanpassung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ussvertiefu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Elbe in Niedersachsen soll für große Containerschiffe weiter vertief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ussvertief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Elbe soll für die Schifffahrt vertief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ussvertief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Fahrrinne der Elbe soll vertief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svertief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Weser soll für die Containerschifffahrt weiter vertie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ussvertief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ale und Elbe sollen durch einen Kanal für die Schifffahrt miteinander verbund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ei der Besetzung von Führungspositionen in landeseigenen Betrieben soll eine verbindliche Frauenquote gel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Bei der Besetzung von Führungspositionen soll eine gesetzliche Frauenquote gel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Das Land Berlin soll sich für die Einführung einer gesetzlichen Frauenquote in Aufsichtsräten und Vorständen einsetz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rauenquo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bschaffung der Frauenquote</text:p>
          </table:table-cell>
          <table:table-cell office:value-type="string" calcext:value-type="string">
            <text:p>Die Frauenquote für Aufsichtsräte in städtischen Unternehmen soll wieder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Frauenquote für die Aufsichtsräte börsennotierter Unternehmen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Einführung einer Frauenquote für Führungspositionen im öffentlichen Dienst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Einführung einer gesetzlichen Frauenquote für Aufsichtsräte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Einführung einer verpflichtenden Frauenquote für die Aufsichtsräte landeseigener Unternehm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ür das Leitungspersonal in den saarländischen Ministerien soll eine feste Frauenquote ge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uenquo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ür Führungspositionen in Landesbehörden und landeseigenen Betrieben soll eine Frauenquote gelt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rauenqu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 Berliner Senat sollen Frauen und Männer zu gleichen Teilen vertreten sei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uenqu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 Land Bremen soll es keine Frauenquote für Aufsichtsräte öffentlicher Unternehmen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Aufsichtsräten und Vorständen von Unternehmen soll eine gesetzliche Frauenquote gel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Aufsichtsräten und Vorständen von Unternehmen soll eine gesetzliche Frauenquote ge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Aufsichtsräten von Unternehmen soll eine gesetzliche Frauenquote ge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brandenburgischen Landesunternehmen soll weiterhin eine Frauenquote für Führungspositionen gelt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der Europäischen Union: Einführung einer verbindlichen Frauenquote in den Aufsichtsräten börsennotierter Unternehmen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uenquot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Führungsgremien von landeseigenen Unternehmen soll eine Frauenquote gelt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Unternehmen mit Landesbeteiligung (z. B. Volkswagen, Salzgitter AG) soll eine Frauenquote in Führungspositionen gelt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rauenquo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Vorständen und Aufsichtsräten der Bremer Eigenbetriebe soll eine Frauenquote gelt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litärische Forschung an Hochschulen</text:p>
          </table:table-cell>
          <table:table-cell office:value-type="string" calcext:value-type="string">
            <text:p>An Hamburger Hochschulen soll für militärische Zwecke geforscht werden dür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schung für militärische Zwecke</text:p>
          </table:table-cell>
          <table:table-cell office:value-type="string" calcext:value-type="string">
            <text:p>An Thüringer Hochschulen soll für militärische Zwecke geforscht werden dürf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TO-Austritt</text:p>
          </table:table-cell>
          <table:table-cell office:value-type="string" calcext:value-type="string">
            <text:p>Deutschland soll aus der NATO austre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NATO ist entbehrlich für die Sicherheit und Stabilität in Europa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üstungsexporte</text:p>
          </table:table-cell>
          <table:table-cell office:value-type="string" calcext:value-type="string">
            <text:p>Generelles Verbot von Rüstungsexporten deutscher Firm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nschenrechte</text:p>
          </table:table-cell>
          <table:table-cell office:value-type="string" calcext:value-type="string">
            <text:p>Handelsbeziehungen mit Staaten, die Menschenrechte missachten, sollen eingestell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omwaffen</text:p>
          </table:table-cell>
          <table:table-cell office:value-type="string" calcext:value-type="string">
            <text:p>In der Europäischen Union soll es keine Atomwaffen mehr ge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mschlag von Rüstungsgütern</text:p>
          </table:table-cell>
          <table:table-cell office:value-type="string" calcext:value-type="string">
            <text:p>Kein Umschlag von Rüstungsgütern in den bremischen Häf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üstungsexporte</text:p>
          </table:table-cell>
          <table:table-cell office:value-type="string" calcext:value-type="string">
            <text:p>Rüstungsexporte sollen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riedenspoliti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NATO muss aufgelös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n allen Gymnasien in Schleswig-Holstein soll das Abitur wieder ausschließlich nach 9 Jahren (G9) abgele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bitur</text:p>
          </table:table-cell>
          <table:table-cell office:value-type="string" calcext:value-type="string">
            <text:p>An Gymnasien soll das Abitur weiterhin nach 12 Jahren abgele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 Gymnasien soll das Abitur wieder nach neun Jahren abgelegt werden könn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itur</text:p>
          </table:table-cell>
          <table:table-cell office:value-type="string" calcext:value-type="string">
            <text:p>An Hamburger Gymnasien: Wiedereinführung des Abiturs nach Klasse 13!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Abitur soll an allen Gymnasien in Nordrhein-Westfalen wieder ausschließlich nach neun Jahren (G9) abgele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achtjährige Gymnasium soll fortgefüh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ymnasiale Schulzeit soll von neun auf acht Jahre verk&amp;uuml;rz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G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iedereinführung des neunjährigen Gymnasiums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ebietsrefo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änderfusion</text:p>
          </table:table-cell>
          <table:table-cell office:value-type="string" calcext:value-type="string">
            <text:p>Berlin und Brandenburg sollen sich langfristig zu einem Bundesland zusammenschließ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bietsrefor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Anzahl der Landkreise im Saarland soll verringer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Gebietsre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dstaat</text:p>
          </table:table-cell>
          <table:table-cell office:value-type="string" calcext:value-type="string">
            <text:p>Hamburg soll mit anderen Bundesländern ein gemeinsames Bundesland bilden ("Nordstaat")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Gebietsre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dstaat</text:p>
          </table:table-cell>
          <table:table-cell office:value-type="string" calcext:value-type="string">
            <text:p>Hamburg soll mit anderen norddeutschen Bundesländern ein gemeinsames Bundesland bilden ("Nordstaat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ine Zusammenlegung von Landkreisen</text:p>
          </table:table-cell>
          <table:table-cell office:value-type="string" calcext:value-type="string">
            <text:p>In Thüringen sollen keine weiteren Landkreise zusammengele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bietsrefor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leine Gemeinden in Schleswig-Holstein sollen zusammengele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bietsrefor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Zusammenlegung von Verbandsgemeinden nur mit deren Zustimmung!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Gemeinsamer Unterrich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terricht für alle Kinder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trennter Schul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Schülerinnen und Schüler mit Migrationshintergrund sollen mit allen Schülern gemeinsam unterrichte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Gemeinsamer Unterric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Schülerinnen und Schüler sollen ungeachtet ihres kulturellen Hintergrundes gemeinsam unterrichte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meinsamer Unterrich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chülerinnen und Schüler mit und ohne Migrationshintergrund sollen gemeinsam unterrichte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meinsamer Unterrich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chülerinnen und Schüler mit und ohne Migrationshintergrund sollen weiterhin gemeinsam unterrichte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ntechnisch veränderte Pflanzen</text:p>
          </table:table-cell>
          <table:table-cell office:value-type="string" calcext:value-type="string">
            <text:p>Der Anbau von gentechnisch veränderten Pflanzen soll in der Europäischen Union erlaubt sei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techni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er Anbau von gentechnisch veränderten Pflanzen soll in Rheinland-Pfalz ver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ntechnik in der Landwirtschaft</text:p>
          </table:table-cell>
          <table:table-cell office:value-type="string" calcext:value-type="string">
            <text:p>Der Anbau von gentechnisch veränderten Pflanzen soll in Sachsen erlaubt sei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techni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er Anbau von gentechnisch veränderten Pflanzen soll in Sachsen-Anhalt verboten sei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n-Pflanzen</text:p>
          </table:table-cell>
          <table:table-cell office:value-type="string" calcext:value-type="string">
            <text:p>Die Beschränkungen für den Anbau von gentechnisch veränderten Pflanzen sollen in Rheinland-Pfalz gelocker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techni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humane Genomforschung soll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technik</text:p>
          </table:table-cell>
          <table:table-cell office:value-type="string" calcext:value-type="string">
            <text:p>Die Landwirtschaft in Nordrhein-Westfalen soll ausnahmslos gentechnikfrei sei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onverbot</text:p>
          </table:table-cell>
          <table:table-cell office:value-type="string" calcext:value-type="string">
            <text:p>Europaweites Klonverbot von Tieren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technikfreie Lebensmittel sollen in Baden-Württemberg ein Qualitätssiegel bekomm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veränderte Pflanzen haben auf Sachsens Feldern nichts zu such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ktion von Genfood</text:p>
          </table:table-cell>
          <table:table-cell office:value-type="string" calcext:value-type="string">
            <text:p>In der EU sollen keine gentechnisch veränderten Lebensmittel produzi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technisch veränderte Lebensmittel</text:p>
          </table:table-cell>
          <table:table-cell office:value-type="string" calcext:value-type="string">
            <text:p>In Deutschland sollen gentechnisch veränderte Lebensmittel produzier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de Form von Klonforschung soll verboten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ine Gentechnik in der Landwirtschaft im Saarland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entechn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bryonale Stammzellen- forschung</text:p>
          </table:table-cell>
          <table:table-cell office:value-type="string" calcext:value-type="string">
            <text:p>Striktes Verbot von embryonaler Stammzellenforschung in der EU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esundh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lle danach</text:p>
          </table:table-cell>
          <table:table-cell office:value-type="string" calcext:value-type="string">
            <text:p>Die "Pille danach" soll rezeptpflichtig bleib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Gesundhe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xisgebühr</text:p>
          </table:table-cell>
          <table:table-cell office:value-type="string" calcext:value-type="string">
            <text:p>Die Praxisgebühr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esundh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uzahlung für Medikamente</text:p>
          </table:table-cell>
          <table:table-cell office:value-type="string" calcext:value-type="string">
            <text:p>Die Zuzahlung für verschreibungspflichtige Medikamente soll abgeschaff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esundhei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sundheits- versorgung</text:p>
          </table:table-cell>
          <table:table-cell office:value-type="string" calcext:value-type="string">
            <text:p>In der EU sollen einheitliche Qualitätsstandards in der Gesundheitsversorgung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esundhei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ganspende</text:p>
          </table:table-cell>
          <table:table-cell office:value-type="string" calcext:value-type="string">
            <text:p>In der Europäischen Union soll jeder Erwachsene Organspender sein, wenn er keinen Widerspruch eingelegt hat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Auch Freiberufler (z. B. Rechtsanwälte und Ärzte) sollen Gewerbesteuer zahl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Auch Freiberufler (z.B. Rechtsanwälte und Ärzte) sollen Gewerbesteuer zahl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werbesteuer für Freiberufler</text:p>
          </table:table-cell>
          <table:table-cell office:value-type="string" calcext:value-type="string">
            <text:p>Auch freiberuflich Tätige (z.B. Rechtsanwälte und Ärzte) sollen Gewerbesteuer zahlen müss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Die Gewerbesteuer der Kommunen soll erhalten bleib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Die Gewerbesteuer soll abgeschaff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Gewerbesteuer soll erhöh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werbesteuer soll gesenk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Die Gewerbesteuer soll gesenk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werbesteuer für Freiberufler</text:p>
          </table:table-cell>
          <table:table-cell office:value-type="string" calcext:value-type="string">
            <text:p>Freiberufler (z.B. Ärzte, Rechtsanwälte oder Steuerberater) sollen zukünftig Gewerbesteuer zahl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werbesteu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In Bremen soll die Gewerbesteuer gesenk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galin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Genehmigungen für den Einsatz von Lang-Lkw ("Gigaliner") erteil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galine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Lang-LKW ("Gigaliner") sollen in Rheinland-Pfalz versuchsweise fah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igalin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Überlange Lkw</text:p>
          </table:table-cell>
          <table:table-cell office:value-type="string" calcext:value-type="string">
            <text:p>Überlange Lkw ("Gigaliner") sollen in Sachsen fahr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raffit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 soll härter gegen Graffiti-Sprayer vorgegangen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affit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ffiti-Sprayen soll als Straftat eingestuft werden, nicht bloß als Ordnungswidrigkeit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raffit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affiti-Sprayer/innen müssen mit intensiven polizeilichen Maßnahmen verfolg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affit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ärtere Strafen für Graffiti-Sprayer/inn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affit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ärtere Strafen für Graffiti-Sprayer/inn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Grenzkontroll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enzkontrollen</text:p>
          </table:table-cell>
          <table:table-cell office:value-type="string" calcext:value-type="string">
            <text:p>An allen deutschen Grenzen sollen wieder Einreisekontrollen durch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Grenzkontroll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ändige Grenzkontrollen</text:p>
          </table:table-cell>
          <table:table-cell office:value-type="string" calcext:value-type="string">
            <text:p>An den Grenzen zu Polen und Tschechien sollen wieder ständige Grenzkontrollen eingefüh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Grenzkontro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enzkontrollen</text:p>
          </table:table-cell>
          <table:table-cell office:value-type="string" calcext:value-type="string">
            <text:p>An der deutsch-polnischen Grenze sollen wieder ständige Grenzkontrollen eingeführ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Grenzkontroll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enzkontrollen</text:p>
          </table:table-cell>
          <table:table-cell office:value-type="string" calcext:value-type="string">
            <text:p>An deutschen Grenzen sollen wieder generelle Ausweiskontrollen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renzkontrolle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 muss ein gemeinsamer Grenzschutz der EU eingerichte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underwerbssteu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Erwerb von selbstgenutztem Wohneigentum soll bis zu einer bestimmten Höhe steuerfrei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Grunderwerbssteu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underwerbssteuer</text:p>
          </table:table-cell>
          <table:table-cell office:value-type="string" calcext:value-type="string">
            <text:p>Die Grunderwerbssteuer in Brandenburg soll wieder gesenk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Grunderwerbssteu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nderwerbs&amp;shy;steuer</text:p>
          </table:table-cell>
          <table:table-cell office:value-type="string" calcext:value-type="string">
            <text:p>Die Grunderwerbssteuer soll erhöh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Grunderwerbssteu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nkung der Grunderwerbssteuer</text:p>
          </table:table-cell>
          <table:table-cell office:value-type="string" calcext:value-type="string">
            <text:p>Die Grunderwerbssteuer soll wieder gesenk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underwerbssteu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Grunderwerbssteuer soll wieder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underwerbssteu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Grunderwerbsteuer soll gesenk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underwerbssteu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Steuer auf den Erwerb von Grundstücken soll gesenk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nderwerbssteu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Steuer auf den Erwerb von Wohneigentum für die eigene Nutzung soll gesenk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nderwerbssteu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 die Grunderwerbssteuer wieder gese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ity-Tax</text:p>
          </table:table-cell>
          <table:table-cell office:value-type="string" calcext:value-type="string">
            <text:p>In Berlin soll es eine Steuer für Hotelübernachtungen geben ("City-Tax")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ulturförder&amp;shy;abgabe</text:p>
          </table:table-cell>
          <table:table-cell office:value-type="string" calcext:value-type="string">
            <text:p>In Bremen soll eine "Bettensteuer" für das Hotelgewerbe eingefüh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mpf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inführung einer Impfpflicht für alle Kinder in Sachsen-Anhalt!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fe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inder sollen gegen ansteckende Krankheiten geimpft werden müss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lle Kinder mit und ohne Behinderungen sollen gemeinsam unterrichte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klusio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lle Schülerinnen und Schüler mit Behinderungen sollen ausschließlich an Regelschulen unterrich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 Sachsen-Anhalt sollen Förderschulen für Kinder und Jugendliche mit Behinderungen langfristig erhalten bleib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klus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ede Schule in Baden-Württemberg muss in der Lage sein, Kinder mit Behinderungen aufzunehm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Inklusi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klusion an Schulen</text:p>
          </table:table-cell>
          <table:table-cell office:value-type="string" calcext:value-type="string">
            <text:p>Alle Schülerinnen und Schüler mit Behinderung sollen ausschließlich an Regelschulen unterricht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gratio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Projekte zur Integration von Migrantinnen und Migranten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gr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ür Integrationspolitik soll es auf Landesebene weiterhin ein eigenständiges Ministerium g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gr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Projekte zur Integration von Migrantinnen und Migranten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rat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Saarland soll Projekte zur Integration von Ausländerinnen und Ausländern förder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Jugendarbe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gendfreizeit&amp;shy;heime</text:p>
          </table:table-cell>
          <table:table-cell office:value-type="string" calcext:value-type="string">
            <text:p>Die Jugendfreizeitheime sollen mehr Finanzmittel erhalt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ugendarb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hr Landesmittel für die Jugendverbände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ugendarb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hr Landesmittel für die Jugendverbände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arb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hr Landesmittel für erneuerbare Energie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gendbeira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Land soll Jugendbeiräten ein eigenes Budget zur Verfügung stell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gendbeira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allen Kommunen in Nordrhein-Westfalen soll es Kinder- und Jugendräte geben müss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Jugend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n Schulen soll der Verkauf von "Junk-Food" (Cola, Chips, Schokoriegel u.a.) vom Land verboten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Jugend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 Umkreis von Schulen sollen keine Zigarettenautomaten aufgestellt werd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gendstrafrecht</text:p>
          </table:table-cell>
          <table:table-cell office:value-type="string" calcext:value-type="string">
            <text:p>Das Jugendstrafrecht soll nur bis zum 18. Lebensjahr angewendet wer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gendliche Straftäter</text:p>
          </table:table-cell>
          <table:table-cell office:value-type="string" calcext:value-type="string">
            <text:p>Die geschlossene Unterbringung für jugendliche Straftäter - wie in der Feuerbergstraße - soll weiterhin möglich sei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afmündigkeit von 14 auf 12</text:p>
          </table:table-cell>
          <table:table-cell office:value-type="string" calcext:value-type="string">
            <text:p>Hamburg soll sich dafür einsetzen, die Strafmündigkeit von 14 auf 12 Jahre herabzusetz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mer für Arbeitnehmer</text:p>
          </table:table-cell>
          <table:table-cell office:value-type="string" calcext:value-type="string">
            <text:p>In Bremen muss jeder Arbeitnehmer und jede Arbeitnehmerin zahlendes Mitglied in der Arbeitnehmerkammer sein: Diese Mitgliedschaft soll freiwillig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gendstrafen</text:p>
          </table:table-cell>
          <table:table-cell office:value-type="string" calcext:value-type="string">
            <text:p>Junge Erwachsene zwischen 18 und 21 Jahren sollen verstärkt nach Erwachsenenstrafrecht verurteil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rnschussarrest</text:p>
          </table:table-cell>
          <table:table-cell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rnschuss&amp;shy;arrest</text:p>
          </table:table-cell>
          <table:table-cell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nschussarrest</text:p>
          </table:table-cell>
          <table:table-cell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strafrech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ür begangene Straftaten sollen auch Kinder unter 14 Jahren verurteil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Ki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bührenfreie Kitas</text:p>
          </table:table-cell>
          <table:table-cell office:value-type="string" calcext:value-type="string">
            <text:p>Alle Kita-Gebühren in Hamburg sollen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i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nztags-Kitas</text:p>
          </table:table-cell>
          <table:table-cell office:value-type="string" calcext:value-type="string">
            <text:p>Das Land Bremen soll allen Familien Kindergartenplätze mit Ganztagsbetreuung zusicher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etzte Kindergartenjahr vor der Einschulung soll beitragsfrei sei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KiT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pflichtend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i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tzt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KiT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pflichtend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iT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pflichtend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Ki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licht zum Kindergarten</text:p>
          </table:table-cell>
          <table:table-cell office:value-type="string" calcext:value-type="string">
            <text:p>Das letzte Kindergartenjahr vor der Einschulung soll verpflichtend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iT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rpflichtendes Kita-Jahr</text:p>
          </table:table-cell>
          <table:table-cell office:value-type="string" calcext:value-type="string">
            <text:p>Das letzte Kita-Jahr vor der Einschulung soll für alle Kinder verpflichtend sei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KiT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bührenfreie Kitas</text:p>
          </table:table-cell>
          <table:table-cell office:value-type="string" calcext:value-type="string">
            <text:p>Der Besuch einer Kindertagesstätte (Kita) soll gebührenfrei sei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T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ndertages&amp;shy;stätten</text:p>
          </table:table-cell>
          <table:table-cell office:value-type="string" calcext:value-type="string">
            <text:p>Der Besuch einer Kita soll gebührenfrei sei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a-Gebühren</text:p>
          </table:table-cell>
          <table:table-cell office:value-type="string" calcext:value-type="string">
            <text:p>Die Erhöhung der Kita-Gebühren soll zurückgenomm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Ta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Kita-Gebühren sollen vollständig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ltern sollen sich an den Kosten für die Betreuung ihrer Kinder in den Berliner Kitas beteilig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a-Platz-Ausgleich</text:p>
          </table:table-cell>
          <table:table-cell office:value-type="string" calcext:value-type="string">
            <text:p>Eltern, die für ihre Kinder unter drei Jahren keinen Kita-Platz in Anspruch nehmen, sollen eine zusätzliche finanzielle Unterstützung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KiT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bührenfreie Kitas</text:p>
          </table:table-cell>
          <table:table-cell office:value-type="string" calcext:value-type="string">
            <text:p>Für alle Kinder ab drei Jahren: gebührenfreier Kita-Besuch!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ür alle Kinder bis 14 Jahre soll es einen Rechtsanspruch auf Ganztagsbetreuung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KiT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itragsfreie Kita</text:p>
          </table:table-cell>
          <table:table-cell office:value-type="string" calcext:value-type="string">
            <text:p>In Thüringen soll der Besuch von Kindertagesstätten beitragsfrei sei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itaplätze sollen für alle Kinder ab null Jahren gebührenfrei sei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T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mmunen sollen sozial gestaffelte Gebühren für Kita-Plätze einfüh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ostenlose Kinderbetreuungsangebote für alle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hrpläne für Kindergärt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hrpläne für Kindergärt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iT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chtsanspruch auf einen Kita-Platz auch für unter 3-Jährige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KiT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ur Vorbereitung auf die Grundschule soll das letzte Kindergartenjahr verpflichtend sei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hlekraftwerk</text:p>
          </table:table-cell>
          <table:table-cell office:value-type="string" calcext:value-type="string">
            <text:p>Das Kohlekraftwerk in Hamburg-Moorburg soll gebau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inkohle-Bergbau</text:p>
          </table:table-cell>
          <table:table-cell office:value-type="string" calcext:value-type="string">
            <text:p>Das Land soll den Steinkohle-Bergbau in Nordrhein-Westfalen weiterhin finanziell unterstütz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Bergbau im Saarland soll erhalten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h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deutsche Steinkohle soll weiter subventionier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siedlung wegen Tagebau</text:p>
          </table:table-cell>
          <table:table-cell office:value-type="string" calcext:value-type="string">
            <text:p>Für den Abbau von Braunkohle sollen Ortschaften umgesiedelt werd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unkohleabbau</text:p>
          </table:table-cell>
          <table:table-cell office:value-type="string" calcext:value-type="string">
            <text:p>Im Freistaat soll weiterhin Braunkohle abgebau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oh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en weiterhin Kohlekraftwerke betrieben werd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hlekraftwerk</text:p>
          </table:table-cell>
          <table:table-cell office:value-type="string" calcext:value-type="string">
            <text:p>In Bremen soll ein weiteres Kohlekraftwerk gebau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hl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 Deutschland soll auch zukünftig Braunkohle abgebau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u von Kohlekraftwerken</text:p>
          </table:table-cell>
          <table:table-cell office:value-type="string" calcext:value-type="string">
            <text:p>In Niedersachsen sollen weiterhin Kohlekraftwerke gebaut werd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h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 Sachsen-Anhalt soll weiterhin Braunkohle abgebau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oh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ohlekraft</text:p>
          </table:table-cell>
          <table:table-cell office:value-type="string" calcext:value-type="string">
            <text:p>Kein Neubau von Kohlekraftwerken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hl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ofortiger Ausstieg aus dem Braunkohleabbau!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ommunale Grundversorg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mnetz</text:p>
          </table:table-cell>
          <table:table-cell office:value-type="string" calcext:value-type="string">
            <text:p>Das Hamburger Stromnetz soll zurück in die öffentliche Hand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kommunale Grundversorg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Die kommunale Grundversorgung (Gas, Wasser, Strom und Abfall) soll ausschließlich in öffentlicher Hand sei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kommunale Grundversorgu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Die kommunale Grundversorgung (Gas, Wasser, Strom und Abfall) soll ausschließlich in öffentlicher Hand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ommunale Grundversorg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Die kommunale Grundversorgung (Wasser, Strom, Gas, Abfall) soll in öffentlicher Hand sei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kommunale Grundversorg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sserbetriebe</text:p>
          </table:table-cell>
          <table:table-cell office:value-type="string" calcext:value-type="string">
            <text:p>Die Privatisierung der Berliner Wasserbetriebe soll rückgängig gemach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ommunale Grundversorg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om-, Fernwärme- und Gasnetze</text:p>
          </table:table-cell>
          <table:table-cell office:value-type="string" calcext:value-type="string">
            <text:p>Die Stadt Hamburg soll die Strom-, Fernwärme- und Gasnetze vollständig zurückkauf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kommunale Grundversorg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sserversorgung</text:p>
          </table:table-cell>
          <table:table-cell office:value-type="string" calcext:value-type="string">
            <text:p>Die Wasserversorgung im Land Bremen soll vollständig privatisier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ommunale Grundversorg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sserversorgung in öffentlicher Hand</text:p>
          </table:table-cell>
          <table:table-cell office:value-type="string" calcext:value-type="string">
            <text:p>Die Wasserversorgung in Brandenburg soll wieder vollständig in öffentlicher Hand sei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ommunale Grundversorgu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Wasserversorgung soll privatisie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kommunale Grundversorg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In Schleswig-Holstein soll die kommunale Grundversorgung (Wasser, Strom, Gas, Abfall) vollständig in öffentlicher Hand sei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operationsverbo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ldungspolitik soll ausschließlich Angelegenheit der Bundesländer sei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Kooperationsverb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dungspolitik</text:p>
          </table:table-cell>
          <table:table-cell office:value-type="string" calcext:value-type="string">
            <text:p>Bildungspolitik soll Ländersache bleib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operationsverbo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Bund sollte für Schulpolitik zuständig sei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opf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Benimmunterricht soll stärker im Unterricht veranke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Kopfno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pfnoten</text:p>
          </table:table-cell>
          <table:table-cell office:value-type="string" calcext:value-type="string">
            <text:p>Die Kopfnoten für Schülerinnen und Schüler sollen beibehal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pf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 den bremischen Grundschulen soll es keine Schulnoten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opf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iedereinführung von Kopfnoten (z.B. Betragen, Fleiß) auf Schulzeugnisse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Kopf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 Sozialverhalten der Sch&amp;uuml;ler/-innen soll wieder benote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opftu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opftu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pftuch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uslimische Frauen sollen sich in der Öffentlichkeit voll verschleier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Krankenhaus-Privatisier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versitäts&amp;shy;klinikum</text:p>
          </table:table-cell>
          <table:table-cell office:value-type="string" calcext:value-type="string">
            <text:p>An der Sanierung des Universitätsklinikums Schleswig-Holstein (UKSH) sollen auch private Investoren beteili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rankenhaus-Privatisier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e Krankenhäuser</text:p>
          </table:table-cell>
          <table:table-cell office:value-type="string" calcext:value-type="string">
            <text:p>Bei der Verteilung öffentlicher Gelder sollen private Krankenhäuser den öffentlichen gleichgestell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rankenhaus-Privatisier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ankenhäuser in öffentlicher Hand</text:p>
          </table:table-cell>
          <table:table-cell office:value-type="string" calcext:value-type="string">
            <text:p>Die Hamburger Krankenhäuser sollen wieder vollständig in öffentliche Hand übernommen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" office:value-type="string" calcext:value-type="string">
            <text:p>Krankenhaus-Privatisier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rankenhaus-Privatisierung</text:p>
          </table:table-cell>
          <table:table-cell office:value-type="string" calcext:value-type="string">
            <text:p>Keine Privatisierung von Krankenhäuser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rankenhaus-Privatisi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ollständige Privatisierung des landeseigenen Klinikunternehmens "Vivantes"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Krankenhaus-Privatisier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ankenhäuser</text:p>
          </table:table-cell>
          <table:table-cell office:value-type="string" calcext:value-type="string">
            <text:p>Weitere Privatisierung von Krankenhäusern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Krankenversicher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ankenkassen</text:p>
          </table:table-cell>
          <table:table-cell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Krankenversicheru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rankenkasse</text:p>
          </table:table-cell>
          <table:table-cell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ankenversicheru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le Bürger/innen sollen sich in einer gesetzlichen Krankenkasse versichern müss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rankenversicher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lle Bürgerinnen und Bürger sollen bei gesetzlichen Krankenkassen versichert sein müss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Krankenversicheru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ürgerversicherung</text:p>
          </table:table-cell>
          <table:table-cell office:value-type="string" calcext:value-type="string">
            <text:p>Alle Bürgerinnen und Bürger sollen in gesetzlichen Krankenkassen versichert sei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ankenversich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ankenversich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rankenversicher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ankenkasse</text:p>
          </table:table-cell>
          <table:table-cell office:value-type="string" calcext:value-type="string">
            <text:p>Jede Bürgerin und jeder Bürger soll in einer gesetzlichen Krankenkasse versichert sein müss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ankenversicheru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ehr Eigenbeteiligung im Gesundheitsbereich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Kult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estheater</text:p>
          </table:table-cell>
          <table:table-cell office:value-type="string" calcext:value-type="string">
            <text:p>Das Landestheater und die Theater in Kiel und Lübeck sollen unter Beibehaltung der Spielstätten organisatorisch zusammengele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Kult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dtbibliothek</text:p>
          </table:table-cell>
          <table:table-cell office:value-type="string" calcext:value-type="string">
            <text:p>Die Stadtbibliothek Bremen soll auch sonntags geöffne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Kultu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reien Theatern sollen mehr öffentliche Räumlichkeiten kostenfrei zur Verfügung gestell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tu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reier Eintritt in allen staatlichen Museen Berlins!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pernhäuser und Theater sollen sich stärker privat finanzier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ultu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ater und Museen sollen sich stärker selbst finanzier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ulturprojekte</text:p>
          </table:table-cell>
          <table:table-cell office:value-type="string" calcext:value-type="string">
            <text:p>Berlin soll weiterhin Kulturprojekte von Menschen mit Migrationshintergrund förder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grations-Projekte</text:p>
          </table:table-cell>
          <table:table-cell office:value-type="string" calcext:value-type="string">
            <text:p>Bremen soll Projekte zur Integration von Migrantinnen und Migranten förder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utsch-polnischer Kulturaustausch</text:p>
          </table:table-cell>
          <table:table-cell office:value-type="string" calcext:value-type="string">
            <text:p>Das Land soll deutsch-polnische Kulturprojekte stärker förder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lturprojekte von Zuwanderern</text:p>
          </table:table-cell>
          <table:table-cell office:value-type="string" calcext:value-type="string">
            <text:p>Das Land soll Kulturprojekte von Menschen mit Zuwanderungsgeschichte weiterhin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egrations&amp;shy;projekte</text:p>
          </table:table-cell>
          <table:table-cell office:value-type="string" calcext:value-type="string">
            <text:p>Das Land soll Projekte zur Integration von Ausländern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tegrations&amp;shy;projekte</text:p>
          </table:table-cell>
          <table:table-cell office:value-type="string" calcext:value-type="string">
            <text:p>Das Land soll Projekte zur Integration von Menschen mit Migrationshintergrund förder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ulturförderung</text:p>
          </table:table-cell>
          <table:table-cell office:value-type="string" calcext:value-type="string">
            <text:p>Das Land soll weiterhin Kulturprojekte von Migrantinnen und Migranten förder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tegration von Flüchtlingen</text:p>
          </table:table-cell>
          <table:table-cell office:value-type="string" calcext:value-type="string">
            <text:p>Hamburg soll Projekte finanziell unterstützen, die den Kontakt zwischen Flüchtlingen und der Bevölkerung förder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ulturprojekte von Zuwanderern</text:p>
          </table:table-cell>
          <table:table-cell office:value-type="string" calcext:value-type="string">
            <text:p>Hamburg soll weiterhin Kulturprojekte von Zuwanderern/innen förder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Kulturaustaus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jekte von Migranten</text:p>
          </table:table-cell>
          <table:table-cell office:value-type="string" calcext:value-type="string">
            <text:p>Sachsen soll weiterhin Kulturprojekte von Migrantinnen und Migranten förder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Kündigungs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Neueinstellungen soll der Kündigungsschutz gelock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Kündigungsschut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ündigungsschutz</text:p>
          </table:table-cell>
          <table:table-cell office:value-type="string" calcext:value-type="string">
            <text:p>Bremen soll sich für die Lockerung des Kündigungsschutzes einsetz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ündigungsschut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ündigungsschutz</text:p>
          </table:table-cell>
          <table:table-cell office:value-type="string" calcext:value-type="string">
            <text:p>Der betriebliche Kündigungsschutz soll gelock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Kündigungsschutz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ündigungsschutz</text:p>
          </table:table-cell>
          <table:table-cell office:value-type="string" calcext:value-type="string">
            <text:p>Der Kündigungsschutz in den EU-Mitgliedsstaaten soll gelock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lle Spätverkaufsstellen ("Spätis") sollen auch sonntags öffn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Ladenschlussgesetz soll abgeschaff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Geschäfte sollen am Sonntag geöffnet sei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denöffnungs&amp;shy;zeiten</text:p>
          </table:table-cell>
          <table:table-cell office:value-type="string" calcext:value-type="string">
            <text:p>Die Ladenöffnungszeiten an Sonntagen sollen in Niedersachsen ausgeweite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denöffnungszei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eschäfte in Schleswig-Holstein sollen sonntags wieder länger öffn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enöffnungszei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schäfte sollen frei über ihre Öffnungszeiten an Sonntagen entscheiden könn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stagsarbeit im Einzelhandel</text:p>
          </table:table-cell>
          <table:table-cell office:value-type="string" calcext:value-type="string">
            <text:p>Im Einzelhandel soll Samstagsarbeit öfter als zweimal im Monat erlaubt sei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en Geschäfte ihre Öffnungszeiten an Werktagen frei festleg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ffnungszeiten</text:p>
          </table:table-cell>
          <table:table-cell office:value-type="string" calcext:value-type="string">
            <text:p>In Bayern sollen Geschäfte an Werktagen länger geöffnet haben dürf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 Berlin sollen die Ladenöffnungszeiten von Montag bis Sonnabend freigegeben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 Bremen und Bremerhaven soll es mehr verkaufsoffene Sonntage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In Bremen und Bremerhaven sollen die verkaufsoffenen Sonntage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In Nordrhein-Westfalen sollen die verkaufsoffenen Sonntage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denöffnungs&amp;shy;zeiten</text:p>
          </table:table-cell>
          <table:table-cell office:value-type="string" calcext:value-type="string">
            <text:p>In Rheinland-Pfalz sollen Geschäfte an Werktagen länger öffn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Öffnungszeiten</text:p>
          </table:table-cell>
          <table:table-cell office:value-type="string" calcext:value-type="string">
            <text:p>Ladenbesitzer/-innen sollen frei die Öffnungszeiten ihrer Geschäfte bestimmen könn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Mehr verkaufsoffene Sonntage in Hamburg!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Mehr verkaufsoffene Sonntage in Thüring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adenöffnungsz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ndarz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Medizinstudierende finanziell unterstützen, die sich verpflichten nach dem Studium im ländlichen Raum zu arbeit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andarz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Ärzteansiedlung</text:p>
          </table:table-cell>
          <table:table-cell office:value-type="string" calcext:value-type="string">
            <text:p>Das Land soll die Ansiedlung von Ärzten im ländlichen Raum durch finanzielle Anreize förder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arz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edizinstudierende, die sich verpflichten später als Landärzte und Landärztinnen zu arbeiten, sollen ein Stipendium vom Land erhalt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ndarz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ärzte</text:p>
          </table:table-cell>
          <table:table-cell office:value-type="string" calcext:value-type="string">
            <text:p>Schleswig-Holstein soll die Niederlassung von Ärzten und Ärztinnen im ländlichen Raum durch finanzielle Anreize unterstütz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änderfinanzausglei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änderfinanzausgleich</text:p>
          </table:table-cell>
          <table:table-cell office:value-type="string" calcext:value-type="string">
            <text:p>Die wirtschaftlich stärkeren Länder sollen weniger an die wirtschaftlich schwächeren Länder zahlen müss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" office:value-type="string" calcext:value-type="string">
            <text:p>Länderfinanzausgle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änderfinanzausgleich</text:p>
          </table:table-cell>
          <table:table-cell office:value-type="string" calcext:value-type="string">
            <text:p>Finanzstarke Bundesländer sollen schwache Bundesländer weniger unterstütze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hnhof Zoo</text:p>
          </table:table-cell>
          <table:table-cell office:value-type="string" calcext:value-type="string">
            <text:p>Am Bahnhof Zoo sollen wieder Fernverkehrszüge hal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örderung von Bremerhaven</text:p>
          </table:table-cell>
          <table:table-cell office:value-type="string" calcext:value-type="string">
            <text:p>Das Land Bremen soll Bremerhaven stärker finanziell förder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ürburgring</text:p>
          </table:table-cell>
          <table:table-cell office:value-type="string" calcext:value-type="string">
            <text:p>Das Land Rheinland-Pfalz soll auch zukünftig in den Nürburgring investier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lhofer Feld</text:p>
          </table:table-cell>
          <table:table-cell office:value-type="string" calcext:value-type="string">
            <text:p>Das Tempelhofer Feld soll komplett als Grünfläche erhalten bleib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Bau des Transrapid M&amp;uuml;nchen - M&amp;uuml;nchen/Flughafen soll vorangetrieben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inheitsgemeinde</text:p>
          </table:table-cell>
          <table:table-cell office:value-type="string" calcext:value-type="string">
            <text:p>Der Hamburgische Senat soll weiterhin die Möglichkeit haben, auf Bezirksebene getroffene Entscheidungen aufzuhe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chmosel&amp;shy;übergang</text:p>
          </table:table-cell>
          <table:table-cell office:value-type="string" calcext:value-type="string">
            <text:p>Der Hochmoselübergang (Brücke bei Wittlich und Rheinböllen) soll 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hmarnbelt&amp;shy;querung</text:p>
          </table:table-cell>
          <table:table-cell office:value-type="string" calcext:value-type="string">
            <text:p>Die "Feste Fehmarnbeltquerung" soll gebau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fenprivileg</text:p>
          </table:table-cell>
          <table:table-cell office:value-type="string" calcext:value-type="string">
            <text:p>Die Ausnahmeregelungen bei Umweltauflagen für den Hamburger Hafen sollen erhalten bleiben ("Hafenprivileg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diaspree</text:p>
          </table:table-cell>
          <table:table-cell office:value-type="string" calcext:value-type="string">
            <text:p>Die Bebauung des Spreeufers im Rahmen des Mediaspree-Projekts soll gestopp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meinsame Landespolizei</text:p>
          </table:table-cell>
          <table:table-cell office:value-type="string" calcext:value-type="string">
            <text:p>Die Polizei Bremen und die Polizei Bremerhaven sollen zu einer gemeinsamen Landespolizei zusammengefüh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beitnehmer&amp;shy;kammer</text:p>
          </table:table-cell>
          <table:table-cell office:value-type="string" calcext:value-type="string">
            <text:p>Die verpflichtende Mitgliedschaft in der Arbeitnehmerkammer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änische Schulen</text:p>
          </table:table-cell>
          <table:table-cell office:value-type="string" calcext:value-type="string">
            <text:p>Die Zuschüsse für die dänischen Schulen in Schleswig-Holstein sollen wieder erhöh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er Hafen</text:p>
          </table:table-cell>
          <table:table-cell office:value-type="string" calcext:value-type="string">
            <text:p>In der Hamburger Wirtschaftspolitik soll der Hafen stets Vorrang hab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urismusförderung</text:p>
          </table:table-cell>
          <table:table-cell office:value-type="string" calcext:value-type="string">
            <text:p>In der Tourismusförderung des Freistaats soll der ländliche Raum gegenüber den Städten stärker berücksichti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ANDESSPEZIFI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ücherhallen</text:p>
          </table:table-cell>
          <table:table-cell office:value-type="string" calcext:value-type="string">
            <text:p>Kostenlose Nutzung von Bücherhall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feste Fehmarnbeltquerung soll wie geplant gebau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LANDESSPEZIFISCH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uf dem heutigen Gebiet der "Landschaft der Industriekultur Nord" soll kein Gewerbe angesiedel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oll Fischerinnen und Fischer, die aufgrund der Fangquoten hohe Verdienstausfälle haben, finanziell entschädig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Land soll sich weiterhin dafür einsetzen, dass Worms, Speyer und Mainz als ehemalige Zentren jüdischen Lebens in das UNESCO-Welterbe aufgenomm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stadtbremische Überseehafengebiet in Bremerhaven soll an die Stadt Bremerhaven abgegeben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r Zugang zu allen Stränden soll gebührenfrei sei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ür Clubs in der Berliner Innenstadt soll es Ausnahmen bei der Einhaltung der Nachtruhe geben könn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traßenschilder sollen je nach Region auch in Dänisch, Friesisch oder Plattdeutsch beschriftet sei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hr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leiche Besoldung für Lehrerinnen und Lehrer aller Schularten!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hr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rundschullehrerinnen und -lehrer sollen beim Einstiegsgehalt den Lehrerinnen und Lehrern anderer Schulformen gleichgestell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anagergehäl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rgehälter</text:p>
          </table:table-cell>
          <table:table-cell office:value-type="string" calcext:value-type="string">
            <text:p>In der EU soll die Höhe von Managergehältern gesetzlich begrenz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Managergehält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nagergehälter</text:p>
          </table:table-cell>
          <table:table-cell office:value-type="string" calcext:value-type="string">
            <text:p>Über die Höhe von Managergehältern sollen Unternehmen frei entscheid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nagergehäl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nagergehälter</text:p>
          </table:table-cell>
          <table:table-cell office:value-type="string" calcext:value-type="string">
            <text:p>Unternehmen sollen über die Höhe von Managergehältern frei entscheiden könn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eis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Meisterbrief muss Voraussetzung f&amp;uuml;r eine Eigenst&amp;auml;ndigkeit im Handwerk bleib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eist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isterprämie</text:p>
          </table:table-cell>
          <table:table-cell office:value-type="string" calcext:value-type="string">
            <text:p>Wer eine Meisterprüfung besteht, soll vom Land eine Prämie erhalt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ietpreisbrem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etpreisbremse</text:p>
          </table:table-cell>
          <table:table-cell office:value-type="string" calcext:value-type="string">
            <text:p>Bei allen Vermietungen von Wohnungen in Hamburg soll der Mietpreis nur begrenzt angehoben werden dür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ietpreisbrem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etpreisbremse</text:p>
          </table:table-cell>
          <table:table-cell office:value-type="string" calcext:value-type="string">
            <text:p>Bei Neuvermietungen soll der Mietpreis nur begrenzt angehoben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etpreisbrem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etobergrenze</text:p>
          </table:table-cell>
          <table:table-cell office:value-type="string" calcext:value-type="string">
            <text:p>Bei Neuvermietungen sollen sich Vermieter an regionale Mietobergrenzen halten müss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Mietpreisbremse in nordrhein-westfälischen Städten soll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 rheinland-pfälzischen Städten soll keine Mietpreisbremse gel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etpreisbrem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weiteren Gebieten Berlins soll die Umwandlung von Mietshäusern in Eigentumswohnungen erschwer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etpreisbrem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eine Mietpreisbremse in baden-württembergischen Städten und Gemeinden!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etpreisbrems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eine Mietpreisbremse in Schleswig-Holstein!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etpreisbrem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rivate Wohnungen sollen vollständig als Ferienwohnung vermietet werd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ietpreisbrem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etobergrenzen</text:p>
          </table:table-cell>
          <table:table-cell office:value-type="string" calcext:value-type="string">
            <text:p>Vermieter sollen sich in Sachsen an regionale Mietobergrenzen halt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itärische Forschu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 den Berliner Hochschulen soll zu militärischen Zwecken geforscht werd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itärische Forsch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 den Hochschulen des Landes soll zu militärischen Zwecken geforscht werd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litärische Forsch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n Hochschulen in Schleswig-Holstein soll für militärische Zwecke geforscht werd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itärische Forsch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eine militärische Forschung an den bremischen Hochschulen!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destloh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sich dafür einsetzen, dass es keine Ausnahmen vom Mindestlohn gibt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destlöhne</text:p>
          </table:table-cell>
          <table:table-cell office:value-type="string" calcext:value-type="string">
            <text:p>Bremen soll sich für die generelle Einführung von Mindestlöhnen einsetz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Das Land Schleswig-Holstein soll sich für einen flächendeckenden gesetzlichen Mindestlohn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Das Land soll sich für einen flächendeckenden gesetzlichen Mindestlohn einsetz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inführung eines EU-weiten Mindestlohns, dessen Höhe abhängig vom Durchschnittseinkommen im jeweiligen Mitgliedsstaat ist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inführung eines flächendeckenden gesetzlichen Mindestlohnes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ndestloh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nführung eines gesetzlichen Mindestlohns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s soll ein flächendeckender gesetzlicher Mindestlohn eingefüh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s soll ein gesetzlicher flächendeckender Mindestlohn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estloh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ür Pflichtpraktika soll weiterhin kein Mindestlohn gezahlt werden müss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Gesetzliche Mindestlöhne sollen weiterhin nur für einzelne Branchen gel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Hamburg soll sich für einen bundesweiten, einheitlichen gesetzlichen Mindestlohn einsetz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Hamburg soll sich für einen flächendeckenden Mindestlohn einsetz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Jeder EU-Staat soll einen gesetzlichen Mindestlohn einfüh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setzlicher Mindestlohn</text:p>
          </table:table-cell>
          <table:table-cell office:value-type="string" calcext:value-type="string">
            <text:p>Niedersachsen soll sich für einen flächendeckenden gesetzlichen Mindestlohn einsetz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destloh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Unternehmen, die Aufträge vom Land erhalten, sollen weiterhin den Landesmindestlohn zahle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indestloh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ir brauchen in Sachsen gesetzlich festgelegte Mindestlöhne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Mosche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schee-Bau</text:p>
          </table:table-cell>
          <table:table-cell office:value-type="string" calcext:value-type="string">
            <text:p>Der Bau der Fatih-Moschee in Bremerhaven soll gestopp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osche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bot von Minaretten</text:p>
          </table:table-cell>
          <table:table-cell office:value-type="string" calcext:value-type="string">
            <text:p>Der Bau von Minaretten soll in Sachsen verboten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osche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scheen/Minarette</text:p>
          </table:table-cell>
          <table:table-cell office:value-type="string" calcext:value-type="string">
            <text:p>Der Bau von Minaretten soll verbo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osche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bot Moscheebau</text:p>
          </table:table-cell>
          <table:table-cell office:value-type="string" calcext:value-type="string">
            <text:p>In Hamburg soll der Bau von weiteren Moscheen verbo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sche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arett-Verbot</text:p>
          </table:table-cell>
          <table:table-cell office:value-type="string" calcext:value-type="string">
            <text:p>In Nordrhein-Westfalen soll der Bau von Minaretten verbo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Mosche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cheebauten</text:p>
          </table:table-cell>
          <table:table-cell office:value-type="string" calcext:value-type="string">
            <text:p>In Rheinland-Pfalz sollen keine neuen Moscheen 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che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en keine weiteren Moscheen mit Minaretten gebau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ü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Duale System bei der Müllentsorgung soll abgeschaff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ül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rbindliche Obergrenzen für Müllgebühr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l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Dosenpfand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ül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tainern</text:p>
          </table:table-cell>
          <table:table-cell office:value-type="string" calcext:value-type="string">
            <text:p>Das Sammeln weggeworfener Lebensmittel aus Müllcontainern von Supermärkten soll strafbar blei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ü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ßgeld für Schmutz</text:p>
          </table:table-cell>
          <table:table-cell office:value-type="string" calcext:value-type="string">
            <text:p>Die Verschmutzung öffentlicher Plätze (z. B. durch Müll oder Hundekot) soll mit höheren Bußgeldern geahnde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ü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rschmutzung durch Hundekot</text:p>
          </table:table-cell>
          <table:table-cell office:value-type="string" calcext:value-type="string">
            <text:p>Härteres Vorgehen bei Verschmutzung durch Hundekot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tionalpar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uf dem Gebiet des Truppenübungsplatzes Senne im Teutoburger Wald soll ein Nationalpark eingerich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tionalpar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Land soll weniger Mittel für den Nationalpark Hunsrück-Hochwald zur Verfügung stell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beneinkünf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bgeordnete sollen verpflichtet werden, alle ihre Nebeneinkünfte zu veröffentlich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beneinkünf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Abgeordneten des Landtags sollen ihre Nebeneinkünfte vollständig veröffentlichen müss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Öffentlich-Rechtlicher Rundfun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rbung in Öffentlich-Rechtlichen</text:p>
          </table:table-cell>
          <table:table-cell office:value-type="string" calcext:value-type="string">
            <text:p>Die öffentlich-rechtlichen Medien sollen sich weiterhin auch über Werbung finanzie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Öffentlich-Rechtlicher Rundfun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R-Rundfunkrat</text:p>
          </table:table-cell>
          <table:table-cell office:value-type="string" calcext:value-type="string">
            <text:p>Im Rundfunkrat des MDR sollen keine Vertreter der Landtagsparteien sitz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Das Land soll die ökologische Landwirtschaft stärker finanziell förder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oll finanzielle Anreize schaffen, damit mehr landwirtschaftliche Betriebe auf ökologische Landwirtschaft umstell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vorrangig ökologische Landwirtschaft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Land soll vorrangig ökologischen Weinbau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Ökologische Tierhaltung</text:p>
          </table:table-cell>
          <table:table-cell office:value-type="string" calcext:value-type="string">
            <text:p>Die Europäische Union soll ausschließlich ökologische Tierhaltung förder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Gesamtzahl der Nutztiere in den landwirtschaftlichen Betrieben einer Gemeinde soll begrenz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Die ökologische Landwirtschaft soll stärker finanziell geförd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Die ökologische Landwirtschaft soll vom Staat finanziell stärker geförd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Nordrhein-Westfalen sollen nur noch ökologische Tierhaltungsbetriebe zugelass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Nur ökologische Landwirtschaft soll finanziell geförder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Nur ökologische Landwirtschaft soll finanzielle Förderung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Ökologische Landwirtscha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Ökologische Landwirtschaft soll bei der staatlichen Förderung Vorrang vor konventioneller Landwirtschaft hab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Ökologische Landwirtschaft soll bei der staatlichen Förderung Vorrang vor konventioneller Landwirtschaft hab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Ökologische Landwirtschaft soll stärker gefördert werden als konventionelle Landwirtschaft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Olymp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lympiabewerbung</text:p>
          </table:table-cell>
          <table:table-cell office:value-type="string" calcext:value-type="string">
            <text:p>Das Land Brandenburg soll die Bewerbung Berlins für die Olympischen Spiele unterstütz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Olymp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lympia 2022</text:p>
          </table:table-cell>
          <table:table-cell office:value-type="string" calcext:value-type="string">
            <text:p>Der Freistaat Bayern soll die Bewerbung Münchens für die olympischen Winterspiele 2022 finanziell unterstütz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Olymp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lympiabewerbung</text:p>
          </table:table-cell>
          <table:table-cell office:value-type="string" calcext:value-type="string">
            <text:p>Hamburg soll sich um die Ausrichtung der Olympischen Sommerspiele bewer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ÖPNV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r öffentliche Personennahverkehr im Land Bremen soll nicht über den Verkauf von Fahrscheinen, sondern über eine Abgabe finanzier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ÖPNV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ür Schüler und Schülerinnen soll es ein entgeltfreies ÖPNV-Ticket g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ÖPNV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 die Nutzung des öffentlichen Personennahverkehrs entgeltfrei sei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ÖPN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tgeltfreier ÖPNV</text:p>
          </table:table-cell>
          <table:table-cell office:value-type="string" calcext:value-type="string">
            <text:p>Der öffentliche Personennahverkehr soll in ganz Sachsen entgeltfrei sei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ÖPN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r U-Bahn-Ausbau soll Vorrang vor dem Ausbau der Straßenbahn ha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ÖPN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dtbahn Hamburg</text:p>
          </table:table-cell>
          <table:table-cell office:value-type="string" calcext:value-type="string">
            <text:p>In Hamburg soll es eine Straßenbahn ge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ÖPN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dtbahn</text:p>
          </table:table-cell>
          <table:table-cell office:value-type="string" calcext:value-type="string">
            <text:p>In Hamburg soll keine Stadtbahn gebau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arteiverb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bot rechtsextremistischer Vereinigungen</text:p>
          </table:table-cell>
          <table:table-cell office:value-type="string" calcext:value-type="string">
            <text:p>Rechtsextremistische Vereinigungen sollen in Thüringen verboten werd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arteiverb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PD-Verbot</text:p>
          </table:table-cell>
          <table:table-cell office:value-type="string" calcext:value-type="string">
            <text:p>Schleswig-Holstein soll sich für ein NPD-Verbot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Parteiverb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eienverbot</text:p>
          </table:table-cell>
          <table:table-cell office:value-type="string" calcext:value-type="string">
            <text:p>Verfassungswidrige Parteien sollen weiterhin verboten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jekte gegen Rechts&amp;shy;extremismus</text:p>
          </table:table-cell>
          <table:table-cell office:value-type="string" calcext:value-type="string">
            <text:p>Bremen soll weiterhin Projekte gegen Rechtsextremismus förder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jekte gegen Rechts&amp;shy;extremismus</text:p>
          </table:table-cell>
          <table:table-cell office:value-type="string" calcext:value-type="string">
            <text:p>Das Land Schleswig-Holstein soll weiterhin Projekte gegen Rechtsextremismus förder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itischer Extremismus</text:p>
          </table:table-cell>
          <table:table-cell office:value-type="string" calcext:value-type="string">
            <text:p>Das Land soll weiterhin Projekte gegen politischen Extremismus förder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chts- extremismus</text:p>
          </table:table-cell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chts&amp;shy;extremismus</text:p>
          </table:table-cell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hts&amp;shy;extremismus</text:p>
          </table:table-cell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Die Europäische Union soll Projekte gegen Rechtsextremismus förder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Hamburg soll weiterhin Projekte gegen Rechtsextremismus förder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gramme gegen Rechts&amp;shy;extremismus</text:p>
          </table:table-cell>
          <table:table-cell office:value-type="string" calcext:value-type="string">
            <text:p>Programme gegen Rechtsextremismus sollen <text:s/>weiterhin von der Stadt geförder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jekte gegen Rechts&amp;shy;extremismus</text:p>
          </table:table-cell>
          <table:table-cell office:value-type="string" calcext:value-type="string">
            <text:p>Projekte gegen Rechtsextremismus sollen weiterhin geförd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Projekte gegen Rechtsextremismus sollen weiterhin geförde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jekte gegen Linksextremismus</text:p>
          </table:table-cell>
          <table:table-cell office:value-type="string" calcext:value-type="string">
            <text:p>Projekte zur Bekämpfung des Linksextremismus sollen geförd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monstrationen an Kriegsgräberstätten</text:p>
          </table:table-cell>
          <table:table-cell office:value-type="string" calcext:value-type="string">
            <text:p>Rechtsextremistische Organisationen sollen auch an Kriegsgräberstätten demonstrier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Thüringen soll weiterhin Projekte gegen Rechtsextremismus förder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as Land Berlin soll weiterhin Projekte gegen Rechtsextremismus förder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ein eigenes Programm zur Wiedereingliederung von zurückgekehrten IS-Kämpfern start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Bund soll weiterhin Projekte gegen Rechtsextremismus förder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rojekte gegen Rechtsextremismus sollen vom Land weiterhin geförder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rojekte gegen Rechtsextremismus sollen vom Land weiterhin geförder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Politischer Extremismu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rojekte gegen Rechtsextremismus sollen weiterhin geförder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itischer Extremismu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Projekte gegen Rechtsextremismus weiterhin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izeireviere</text:p>
          </table:table-cell>
          <table:table-cell office:value-type="string" calcext:value-type="string">
            <text:p>Alle Bremer Polizeireviere sollen wieder rund um die Uhr besetzt sei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e Flugzeuge, die in der EU landen oder starten, sollen von bewaffnetem Sicherheitspersonal begleite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i der Verfolgung von Kriminellen dürfen nationale Polizisten/innen über die EU-Binnengrenzen hinweg tätig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rliner Polizisten/innen sollen als letztes Mittel in Gefahrensituationen gezielt tödliche Schüsse abgeben dürf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ellenabbau bei der Polizei</text:p>
          </table:table-cell>
          <table:table-cell office:value-type="string" calcext:value-type="string">
            <text:p>Das Land Brandenburg soll den Stellenabbau bei der Polizei rückgängig mach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fahrengebiete</text:p>
          </table:table-cell>
          <table:table-cell office:value-type="string" calcext:value-type="string">
            <text:p>Die Polizei soll weiterhin die Möglichkeit haben, bestimmte Bereiche der Stadt zu Gefahrengebieten zu erklär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lizeipräsenz</text:p>
          </table:table-cell>
          <table:table-cell office:value-type="string" calcext:value-type="string">
            <text:p>Die Polizeipräsenz in der Öffentlichkeit soll erhöh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dachtsunabhängige Personenkontrollen</text:p>
          </table:table-cell>
          <table:table-cell office:value-type="string" calcext:value-type="string">
            <text:p>Die Thüringer Polizei soll weiterhin selbst entscheiden, an welchen Orten sie verdachtsunabhängige Personenkontrollen durchführt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ürgerstreife</text:p>
          </table:table-cell>
          <table:table-cell office:value-type="string" calcext:value-type="string">
            <text:p>In Bremen und Bremerhaven soll eine "Bürgerstreife" eingerichte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ize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hr "Hilfs-Sheriffs" auf den Straßen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lle Polizeireviere im Land Bremen sollen rund um die Uhr geöffnet sei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ize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ürgerwehren sollen die Polizei unterstütz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Berliner Polizei soll den Einsatz von Kameras, die am Körper getragen werden, erpro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zei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Polizei soll weiterhin Orte als kriminalitätsbelastet einstufen dürfen, an denen sie anlasslos kontrollieren kan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ize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Polizei in Nordrhein-Westfalen soll verdachtsunabhängige Personenkontrollen durchführen könn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lizeieinsatz-Kost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lizei beim Fußball</text:p>
          </table:table-cell>
          <table:table-cell office:value-type="string" calcext:value-type="string">
            <text:p>Bei Fußball-Bundesligaspielen sollen Polizei-Einsätze von den Veranstaltern bezahl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izeieinsatz-Kost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ei Fußball-Bundesligaspielen sollen sich die Veranstalter an den Kosten für die Polizei-Einsätze beteiligen müss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ei Risikospielen im Profi-Fußball sollen sich die Veranstalter an den Kosten für Polizeieinsätze beteiligen müss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olizeieinsatz-Kost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Kosten für den staatlichen Polizeischutz bei Demonstrationen sollen die Veranstalter selbst trag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zeieinsatz-Kosten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Veranstalter von Risikospielen im Profi-Fußball sollen sich an den Kosten für Polizeieinsätze beteiligen müss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lizeieinsatz-Kost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lizei-Einsätze im Fußball</text:p>
          </table:table-cell>
          <table:table-cell office:value-type="string" calcext:value-type="string">
            <text:p>Im Profi-Fußball sollen die Veranstalter an den Kosten für Polizei-Einsätze beteilig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eieinsatz-Kost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sten für Polizeieinsätze</text:p>
          </table:table-cell>
          <table:table-cell office:value-type="string" calcext:value-type="string">
            <text:p>Im Profi-Fußball sollen die Vereine an den Kosten für Polizeieinsätze beteilig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lizeieinsatz-Kost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 Profifußball sollen die Veranstalter an den Kosten für Polizeieinsätze bei Risikospielen beteilig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izeieinsatz-Kost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 Profifußball sollen die Veranstalter an den Kosten für Polizeieinsätze beteilig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izeieinsatz-Kost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lizeieinsätze bei Fußballspielen</text:p>
          </table:table-cell>
          <table:table-cell office:value-type="string" calcext:value-type="string">
            <text:p>Im Profifußball sollen sich die Vereine an den Kosten für Polizeieinsätze beteiligen müss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Polizeieinsatz-Kost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sten für Polizeischutz</text:p>
          </table:table-cell>
          <table:table-cell office:value-type="string" calcext:value-type="string">
            <text:p>Veranstalter/innen von kommerziellen Großereignissen sollen sich an den Kosten für den Polizeischutz beteilig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ei Großeinsätzen sollen alle Polizistinnen und Polizisten eine individuelle Kennung tragen müss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Polizistinnen und Polizisten sollen bei Großeinsätzen weiterhin eine individuelle Kennung trage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olizistinnen und Polizisten sollen bei Großeinsätzen eine anonymisierte individuelle Kennung tragen müss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olizistinnen und Polizisten sollen bei Großeinsätzen weiterhin eine individuelle Kennung tragen müss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nung von Polizisten</text:p>
          </table:table-cell>
          <table:table-cell office:value-type="string" calcext:value-type="string">
            <text:p>Bei Großeinsätzen sollen alle Polizistinnen und Polizisten eine individuelle Kennung tragen müss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lizeikennung</text:p>
          </table:table-cell>
          <table:table-cell office:value-type="string" calcext:value-type="string">
            <text:p>Bei Großeinsätzen sollen Polizisten und Polizistinnen eine deutliche individuelle Kennung tragen müss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ennzeichnungspflicht für alle Polizisten/innen (z.B. Namensschilder oder Kennnummern an den Uniformen)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olizisten-Kennzeichn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nnung für Polizisten</text:p>
          </table:table-cell>
          <table:table-cell office:value-type="string" calcext:value-type="string">
            <text:p>Polizisten und Polizistinnen sollen bei Großeinsätzen eine gut lesbare, individuelle Kennung tragen müss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vatisier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ivate Investoren sollen an der Finanzierung des Ausbaus der Verkehrswege in Nordrhein-Westfalen beteili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isier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lle Banken sollen verstaatlich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hn- privatisierung</text:p>
          </table:table-cell>
          <table:table-cell office:value-type="string" calcext:value-type="string">
            <text:p>Die Bahn soll vollständig in staatlicher Hand sei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Die Berliner S-Bahn soll als landeseigenes Unternehmen betrieben werden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BVG soll Eigentum des Landes Berlin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WOBA-Privatisierung</text:p>
          </table:table-cell>
          <table:table-cell office:value-type="string" calcext:value-type="string">
            <text:p>Die GEWOBA soll privatisie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isier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Müllentsorgung soll in Bremen und Bremerhaven wieder in öffentlicher Hand sei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städtischen Wohnungsbaugesellschaften sollen verkauf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rivatisier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ndeskranken&amp;shy;häuser</text:p>
          </table:table-cell>
          <table:table-cell office:value-type="string" calcext:value-type="string">
            <text:p>Hamburg soll die Landeskrankenhäuser ("Asklepios-Kliniken") zurückkauf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isier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eine weitere Privatisierung von Krankenhäusern!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vatisier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eine weiteren Privatisierungen von Krankenhäusern in Sachsen-Anhalt!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ndeswald</text:p>
          </table:table-cell>
          <table:table-cell office:value-type="string" calcext:value-type="string">
            <text:p>Landeswälder sollen weiterhin an Privatinvestoren verkauft werden könn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isierung des Hafens</text:p>
          </table:table-cell>
          <table:table-cell office:value-type="string" calcext:value-type="string">
            <text:p>Privatisierung des Hafens: Die Stadt soll weitere Anteile der HHLA an der Börse verkauf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rstärkte Privatisierung von Verkehrsprojekten (z.B. Brücken- oder Tunnelbau)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ivatisier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ldhilfe an Unternehmen</text:p>
          </table:table-cell>
          <table:table-cell office:value-type="string" calcext:value-type="string">
            <text:p>Wenn das Land Unternehmen mit Geld direkt hilft, soll es auch Mitspracherechte bei Unternehmensentscheidungen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rojek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sbisch Schwule Filmtage</text:p>
          </table:table-cell>
          <table:table-cell office:value-type="string" calcext:value-type="string">
            <text:p>Die "Lesbisch Schwulen Filmtage Hamburg" sollen wie bisher von der Stadt finanziell geförder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rojek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S-Gedenkstätten</text:p>
          </table:table-cell>
          <table:table-cell office:value-type="string" calcext:value-type="string">
            <text:p>Die Berliner Gedenkstätten für die Opfer des NS-Regimes sollen weiterhin vom Land Berlin finanziell geförd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jek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hr Landesmittel für die AIDS-Aufklärung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rojek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mophobie im Sport</text:p>
          </table:table-cell>
          <table:table-cell office:value-type="string" calcext:value-type="string">
            <text:p>Sportvereine, die sich gegen Diskriminierung von Homosexuellen engagieren, sollen durch das Land stärker geförder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jek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nprojekte gegen Gewalt</text:p>
          </table:table-cell>
          <table:table-cell office:value-type="string" calcext:value-type="string">
            <text:p>Thüringen soll Fanprojekte gegen Gewalt im Fußball mit Landesmitteln unterstütz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jek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Zur Aufarbeitung der SED-Diktatur sollen mehr Landesmittel zur Verfügung gestell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k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eratungsangebote für Schwule und Lesben sollen vom Land finanziell geförder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rostitu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stitution</text:p>
          </table:table-cell>
          <table:table-cell office:value-type="string" calcext:value-type="string">
            <text:p>Die Inanspruchnahme sexueller Dienstleistungen gegen Bezahlung soll strafbar sei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stitut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Möglichkeit, im Saarland Bordelle zu eröffnen, soll rechtlich stärker eingeschrä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Absolutes Rauchverbot in Gaststätten und Restaurants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uchverbo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lle Berliner U-Bahnhöfe sollen nachts für Obdachlose geöffne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Ausnahmsloses Rauchverbot in allen Gaststätten und Restaurants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rlin soll sich für ein bundesweites Rauchverbot in Kneipen und Restaurants einsetz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auchverbo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Betreiber von Gaststätten sollen selbst entscheiden dürfen, ob Rauchen in ihrem Lokal erlaubt ist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EU-weit: striktes Rauchverbot in der Gastronomie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Gastwirte/-innen sollen selbst über ein Rauchverbot in ihren Gaststätten entscheiden dürf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Rauchen soll in allen thüringischen Gaststätten und Diskotheken ausnahmslos verboten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auchverb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Wirte sollen selbst entscheiden dürfen, ob in ihren Gaststätten und Restaurants geraucht wird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eligionsfreihei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rche und Staat</text:p>
          </table:table-cell>
          <table:table-cell office:value-type="string" calcext:value-type="string">
            <text:p>Abbau der Verflechtung von Kirche und Staat in Bayer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ligionsfreihei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Gottesbezug im Grundgesetz soll bestehen bleib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eligionsfreih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rchensteuer</text:p>
          </table:table-cell>
          <table:table-cell office:value-type="string" calcext:value-type="string">
            <text:p>Der Staat soll weiterhin für Religionsgemeinschaften Kirchensteuer einzieh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ligionsfreihei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n öffentlichen Gebäuden sollen weiterhin christliche Symbole (z.B. Kreuz) angebracht werd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freihe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igiöse Symbole an Schulen</text:p>
          </table:table-cell>
          <table:table-cell office:value-type="string" calcext:value-type="string">
            <text:p>Lehrkräften soll das Tragen von jeglichen religiösen Symbolen an öffentlichen Schulen verbot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Religionsfreih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öse Beschneidung</text:p>
          </table:table-cell>
          <table:table-cell office:value-type="string" calcext:value-type="string">
            <text:p>Niedersachsen soll sich dafür einsetzen, dass religiöse Beschneidung von minderjährigen Jungen unter Strafe gestellt wird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Religionsfreih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eniger staatliche Zahlungen an Kirchen</text:p>
          </table:table-cell>
          <table:table-cell office:value-type="string" calcext:value-type="string">
            <text:p>Staatliche Zahlungen an Kirchen sollen reduzie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onfessioneller Religionsunterricht soll weiterhin an allen Schulen Sachsen-Anhalts angebot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bschaffung des Religionsunterrichts</text:p>
          </table:table-cell>
          <table:table-cell office:value-type="string" calcext:value-type="string">
            <text:p>Abschaffung des Religionsunterrichts an staatlichen Schulen in Sachs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 allen staatlichen Schulen in Baden-Württemberg soll islamischer Religionsunterricht angeboten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lichtfach Ethik</text:p>
          </table:table-cell>
          <table:table-cell office:value-type="string" calcext:value-type="string">
            <text:p>An den Schulen in Rheinland-Pfalz soll Religionsunterricht durch ein Pflichtfach Ethik ersetz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lamischer Religions- unterricht</text:p>
          </table:table-cell>
          <table:table-cell office:value-type="string" calcext:value-type="string">
            <text:p>An den Schulen Nordrhein-Westfalens soll islamischer Religionsunterricht in deutscher Sprache angebo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lamischer Religions&amp;shy;unterricht</text:p>
          </table:table-cell>
          <table:table-cell office:value-type="string" calcext:value-type="string">
            <text:p>An den Schulen Schleswig-Holsteins soll islamischer Religionsunterricht in deutscher Sprache angebot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lamischer Religions&amp;shy;unterricht</text:p>
          </table:table-cell>
          <table:table-cell office:value-type="string" calcext:value-type="string">
            <text:p>An öffentlichen Schulen in Rheinland-Pfalz soll islamischer Religionsunterricht in deutscher Sprache ange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igionsunterrich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n rheinland-pfälzischen Schulen soll flächendeckend islamischer Religionsunterricht ange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 saarländischen Schulen soll kein islamischer Religionsunterricht angebo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ligionsunterricht</text:p>
          </table:table-cell>
          <table:table-cell office:value-type="string" calcext:value-type="string">
            <text:p>Die christlichen Kirchen sollen evangelischen und katholischen Religionsunterricht an Bremer Schulen anbieten dürf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&amp;shy;unterricht</text:p>
          </table:table-cell>
          <table:table-cell office:value-type="string" calcext:value-type="string">
            <text:p>Konfessioneller Religionsunterricht soll weiterhin an allen niedersächsischen Schulen angeboten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hüler/innen sollen das neu eingeführte Pflichtfach Ethik durch das Fach Religion ersetzen könn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ligionsunterrich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hrer für islamischen Religions&amp;shy;unterricht</text:p>
          </table:table-cell>
          <table:table-cell office:value-type="string" calcext:value-type="string">
            <text:p>Berliner Lehrerinnen und Lehrer für islamischen Religionsunterricht sollen an deutschen Hochschulen ausgebildet worden sei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n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ereits nach 40 Beitragsjahren soll der Renteneintritt abschlagsfrei möglich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en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nte mit 67</text:p>
          </table:table-cell>
          <table:table-cell office:value-type="string" calcext:value-type="string">
            <text:p>Das gesetzliche Renteneintrittsalter soll wieder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Ren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nte mit 67</text:p>
          </table:table-cell>
          <table:table-cell office:value-type="string" calcext:value-type="string">
            <text:p>Die Erhöhung des gesetzlichen Renteneintrittsalters auf 67 Jahre soll beibehal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 &amp;Ouml;ffentlichen Dienst soll das Renteneintrittsalter heraufgesetz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n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ntengarantie</text:p>
          </table:table-cell>
          <table:table-cell office:value-type="string" calcext:value-type="string">
            <text:p>Wenn die Löhne sinken, müssen die gesetzlichen Renten entsprechend gekürz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zialisier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die Wiedereingliederung von Straftäterinnen und Straftätern stärker finanziell unterstütz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ür Stellen im öffentlichen Dienst sollen ausschließlich anonymisierte Bewerbungsverfahren durchgefüh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etreiber von Internetseiten sollen gesetzlich dazu verpflichtet sein, Falschinformationen ("Fake News") zu löschen, auf die sie hingewiesen wu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uterspiele</text:p>
          </table:table-cell>
          <table:table-cell office:value-type="string" calcext:value-type="string">
            <text:p>Bremen soll sich dafür einsetzen, dass die Herstellung und der Vertrieb besonders gewalthaltiger Computerspiele verbot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sich dafür einsetzen, dass Privathaushalte auch bei offenen Rechnungen weiterhin mit Strom versorgt werden müss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and soll den flächendeckenden Ausbau des Mobilfunks finanziell unterstütz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Verbot, nach 22 Uhr Alkohol zu verkaufen, soll abgeschaff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r Betrieb kommunaler Schwimmbäder soll durch Landesmittel sichergestell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Völkermord an den europäischen Juden soll weiterhin zentraler Bestandteil der deutschen Erinnerungskultur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Stützpunkte</text:p>
          </table:table-cell>
          <table:table-cell office:value-type="string" calcext:value-type="string">
            <text:p>Die USA sollen ihre militärischen Stützpunkte innerhalb der Europäischen Union aufge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verpflichtende Mitgliedschaft in der Arbeitnehmerkammer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yl für Snowden</text:p>
          </table:table-cell>
          <table:table-cell office:value-type="string" calcext:value-type="string">
            <text:p>Edward Snowden soll in einem EU-Mitgliedsstaat Asyl gewäh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O-Sicherheitsrat</text:p>
          </table:table-cell>
          <table:table-cell office:value-type="string" calcext:value-type="string">
            <text:p>Ein einziger ständiger Sitz für alle EU-Mitgliedsländer im UNO-Sicherheitsrat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ine private Arbeitsvermittlung sollte flächendeckend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inheimische Unternehmen</text:p>
          </table:table-cell>
          <table:table-cell office:value-type="string" calcext:value-type="string">
            <text:p>Einheimische Unternehmen sollen bei öffentlichen, europaweiten Ausschreibungen bevorzug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Einzelne Hunderassen sollen weiterhin generell als gefährlich eingestu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lektroautos sollen auf öffentlichen Parkplätzen in der Berliner Innenstadt gebührenfrei park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ücksspiel&amp;shy;anbieter</text:p>
          </table:table-cell>
          <table:table-cell office:value-type="string" calcext:value-type="string">
            <text:p>Für die Zulassung von Glücksspielanbietern sollen strengere Regeln gel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allen Veröffentlichungen des Landes soll eine geschlechtergerechte Sprache verwend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nnzeichnung Salz, Zucker, Fett</text:p>
          </table:table-cell>
          <table:table-cell office:value-type="string" calcext:value-type="string">
            <text:p>In der EU soll der Anteil von Fett, Zucker und Salz in Lebensmitteln durch ein Symbol deutlich gekennzeichne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E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erkennung von Berufsabschlüssen</text:p>
          </table:table-cell>
          <table:table-cell office:value-type="string" calcext:value-type="string">
            <text:p>In der Europäischen Union erworbene Berufsabschlüsse sollen EU-weit anerkann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die Wärmedämmung von Häusern mit Landesmitteln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terbehilfe sollte in Deutschland legalisie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E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fer der SED-Diktatur</text:p>
          </table:table-cell>
          <table:table-cell office:value-type="string" calcext:value-type="string">
            <text:p>Thüringen soll die Opfer der SED-Diktatur finanziell stärker entschädig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ereine für "E-Sport" (Computerspiele) sollen wie Sportvereine vom Land geförd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S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terer Personalabbau in Ministerien und Landesverwaltung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ompreis</text:p>
          </table:table-cell>
          <table:table-cell office:value-type="string" calcext:value-type="string">
            <text:p>Der Strompreis soll vom Staat stärker regulie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Daten über Steuervergehen kaufen, auch wenn diese Informationen gestohlen wu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die Schulden überschuldeter Kommunen vollständig übernehm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brems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geglichener Landeshaushalt: Rheinland-Pfalz soll bereits vor dem Jahr 2020 nicht mehr Geld ausgeben als einnehm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Schuldenbrem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Das Land Niedersachsen soll ab dem Jahr 2017 keine neuen Schulden mehr mach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chuldenbrem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Neuverschuldung Sachsens muss strikt begrenz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denbrems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Schuldenbremse soll in die Landesverfassung von Sachsen-Anhalt aufgenomm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chuldenbrem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verschuldung</text:p>
          </table:table-cell>
          <table:table-cell office:value-type="string" calcext:value-type="string">
            <text:p>Ein Verbot der Neuverschuldung soll in die Hamburger Verfassung aufgenommen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Schuldenbrems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Für alle Kreise, Städte und Gemeinden Schleswig-Holsteins soll eine Schuldenbremse eingefüh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chuldenbrem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In der Landesverfassung Nordrhein-Westfalens soll eine Begrenzung staatlicher Schulden ("Schuldenbremse") verank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chuldenbrem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In die Bayerische Verfassung soll eine Schuldenbremse aufgenomm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Schuldenbrem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In die Bremer Landesverfassung soll eine "Schuldenbremse" aufgenommen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denbrem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 die Landesverfassung soll ein Verbot der Neuverschuldung ("Schuldenbremse") aufgenommen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as Tilgen von Staatsschulden hat Vorrang gegenüber Mehrausgaben im Bildungsbereich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aushaltsüberschüsse des Landes sollen überwiegend zum Schuldenabbau verwend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aushaltsüberschüsse sollen überwiegend zum Abbau von Staatsschulden verwende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it überschüssigen Steuereinnahmen sollen vorrangig Schulden getilg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huldenabbau</text:p>
          </table:table-cell>
          <table:table-cell office:value-type="string" calcext:value-type="string">
            <text:p>Steuermehreinnahmen sollen vorrangig für den Abbau von Schulden verwend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denabbau</text:p>
          </table:table-cell>
          <table:table-cell office:value-type="string" calcext:value-type="string">
            <text:p>Steuermehreinnahmen sollen vorrangig für den Schuldenabbau verwendet werd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uldentilgung</text:p>
          </table:table-cell>
          <table:table-cell office:value-type="string" calcext:value-type="string">
            <text:p>Steuermehreinnahmen sollen vorrangig für die Tilgung der Schulden verwende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Schuldentilg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denabbau</text:p>
          </table:table-cell>
          <table:table-cell office:value-type="string" calcext:value-type="string">
            <text:p>Zusätzliche Steuereinnahmen sollen überwiegend zum Schuldenabbau verwende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noten</text:p>
          </table:table-cell>
          <table:table-cell office:value-type="string" calcext:value-type="string">
            <text:p>Abschaffung von Schulnoten in der Grundschule!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le Berliner Grundschulen sollen Ganztagsschulen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stenloses Mittagessen</text:p>
          </table:table-cell>
          <table:table-cell office:value-type="string" calcext:value-type="string">
            <text:p>Alle Schülerinnen und Schüler an Ganztagsschulen sollen ein kostenloses Mittagessen bekomm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ul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n allen Grundschulen in Schleswig-Holstein sollen ab der dritten Klasse wieder Schulnoten vergeb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 Berliner Grundschulen sollen ab der dritten Klasse Schulnoten vergeben werden müss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 Grundschulen im Saarland soll Französischunterricht ab der ersten Klasse flächendeckend angebo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eim Wechsel auf die weiterführende Schule soll die Empfehlung der Grundschullehrerinnen und -lehrer wieder verbindlich sei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gleichsarbeiten</text:p>
          </table:table-cell>
          <table:table-cell office:value-type="string" calcext:value-type="string">
            <text:p>Das Abschneiden der einzelnen Bremer Schulen bei Vergleichsarbeiten soll veröffentlich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hrgangs&amp;shy;übergreifendes Lernen</text:p>
          </table:table-cell>
          <table:table-cell office:value-type="string" calcext:value-type="string">
            <text:p>Das jahrgangsübergreifende Lernen ("JüL") an Berliner Grundschulen soll abgeschaff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s Land Berlin soll verstärkt die Privatschulen förder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Abschlussprüfung an Hauptschulen muss wieder abgeschaff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en in freier Trägerschaft</text:p>
          </table:table-cell>
          <table:table-cell office:value-type="string" calcext:value-type="string">
            <text:p>Die finanzielle Förderung von Schulen in freier Trägerschaft soll wieder erhöh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ängere Grundschulzeit</text:p>
          </table:table-cell>
          <table:table-cell office:value-type="string" calcext:value-type="string">
            <text:p>Die gemeinsame Grundschulzeit soll über das vierte Jahr hinaus ausgeweite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insame Grundschulzeit</text:p>
          </table:table-cell>
          <table:table-cell office:value-type="string" calcext:value-type="string">
            <text:p>Die gemeinsame Grundschulzeit soll über die vierte Klasse hinaus ausgeweite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Gemeinschaftsschulen in Baden-Württemberg sollen ausgebau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emeinschaftsschulzeit soll von vier auf sechs Jahre erh&amp;ouml;h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Gemeinschaftsschulzeit sollte von vier auf acht Jahre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eschlechtertrennung soll in ausgew&amp;auml;hlten Schulf&amp;auml;chern wieder eingef&amp;uuml;h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rundschulzeit soll auf 6 Jahre erhöh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vatschulen</text:p>
          </table:table-cell>
          <table:table-cell office:value-type="string" calcext:value-type="string">
            <text:p>Die Gründung weiterer Privatschulen in Nordrhein-Westfalen soll geförd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hsjährige Grundschulzeit</text:p>
          </table:table-cell>
          <table:table-cell office:value-type="string" calcext:value-type="string">
            <text:p>Die sechsjährige Grundschulzeit soll für alle Schülerinnen und Schüler verpflichtend sei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schulung bereits mit 5 Jahr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Eltern sollen für ihre Kinder bis zum Ende der Grundschulzeit einen Rechtsanspruch auf Ganztagsbetreuung erhalt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sten für Schulessen</text:p>
          </table:table-cell>
          <table:table-cell office:value-type="string" calcext:value-type="string">
            <text:p>Eltern sollen sich weiterhin an den Kosten für das Schulessen ihrer Kinder beteilig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tern sollten die Grundschule für ihr Kind frei aussuch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s soll ein kostenfreies Mittagessen für alle Schülerinnen und Schüler an Berliner Schulen ge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nztagsschulen</text:p>
          </table:table-cell>
          <table:table-cell office:value-type="string" calcext:value-type="string">
            <text:p>Für alle Klassen fünf bis zehn: Ganztagsschulen mit verpflichtendem Nachmittagsangebot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anztagsschulen müssen flächendeckend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bührenfreie Schulbücher</text:p>
          </table:table-cell>
          <table:table-cell office:value-type="string" calcext:value-type="string">
            <text:p>Gebührenfreie Bereitstellung von Schulbüchern an allen Hamburger Schul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en Förderschulen für Kinder und Jugendliche mit Behinderungen langfristig erhalten blei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 der ersten und zweiten Klasse der Grundschule soll weiterhin nach der Methode "Schreiben nach Gehör" unterrichtet werd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chbegabten&amp;shy;klassen</text:p>
          </table:table-cell>
          <table:table-cell office:value-type="string" calcext:value-type="string">
            <text:p>In Schleswig-Holstein sollen an ausgewählten Schulen Hochbegabtenklassen eingerich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 Zukunft soll ein Teil des Unterrichts nachmittags stattfin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ine Noten in der Grundschule!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undschulzeit</text:p>
          </table:table-cell>
          <table:table-cell office:value-type="string" calcext:value-type="string">
            <text:p>Kinder sollen weiterhin nach der vierten Grundschulklasse auf weiterführende Stadtteilschulen und Gymnasien wechsel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ttagessen an Schulen</text:p>
          </table:table-cell>
          <table:table-cell office:value-type="string" calcext:value-type="string">
            <text:p>Kostenfreies Mittagessen für alle Schülerinnen und Schüler an Ganztagsschul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ndesweite Einführung von Ganztagsschul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ul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rivatschulen sollen vom Land Bremen finanziell stärker unterstütz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hulabgang nur mit Schulabschluss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stenlose Schulbücher</text:p>
          </table:table-cell>
          <table:table-cell office:value-type="string" calcext:value-type="string">
            <text:p>Schulbücher sollen allen niedersächsischen Schülerinnen und Schülern kostenlos zur Verfügung gestell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Schu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en in freier Trägerschaft</text:p>
          </table:table-cell>
          <table:table-cell office:value-type="string" calcext:value-type="string">
            <text:p>Schulen in freier Trägerschaft sollen staatlichen Schulen finanziell gleichgestell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hulen sollen ihre Lehrer/innen selbst auswählen und bezahl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hulnoten bereits ab der 1. Schulklasse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ulnoten ab Klasse 3</text:p>
          </table:table-cell>
          <table:table-cell office:value-type="string" calcext:value-type="string">
            <text:p>Schulnoten sollen bereits ab der 3. Klasse vergeb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chu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ir brauchen einheitliche Bildungsstandards innerhalb der EU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ülertick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Land soll Fahrkarten für Auszubildende, Schüler/innen und Studierende stärker finanziell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ülertick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förderungskosten</text:p>
          </table:table-cell>
          <table:table-cell office:value-type="string" calcext:value-type="string">
            <text:p>Eltern sollen sich an den Kosten für die Beförderung ihrer Kinder zur Schule beteilig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Schülertick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förderungs&amp;shy;kosten</text:p>
          </table:table-cell>
          <table:table-cell office:value-type="string" calcext:value-type="string">
            <text:p>Eltern sollen sich weiterhin an den Kosten für die Beförderung ihrer Kinder zur Schule beteilige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ine Schule bis Klasse 10</text:p>
          </table:table-cell>
          <table:table-cell office:value-type="string" calcext:value-type="string">
            <text:p>Alle Kinder sollen bis zur 10. Klasse gemeinsam in einer Schule unterrichte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system-Glieder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lle Schülerinnen und Schüler sollen bis zur 10. Klasse gemeinsam unterrich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system-Glied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system-Gliederu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system</text:p>
          </table:table-cell>
          <table:table-cell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system-Glieder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eigliedriges Schulsystem</text:p>
          </table:table-cell>
          <table:table-cell office:value-type="string" calcext:value-type="string">
            <text:p>Das dreigliedrige Schulsystem (Mittelschule, Realschule, Gymnasium) soll erhalten bleib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system-Gliederu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ulsystem</text:p>
          </table:table-cell>
          <table:table-cell office:value-type="string" calcext:value-type="string">
            <text:p>Das gegliederte Schulsystem (Haupt- /Realschulen und Gymnasien) soll beib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gegliederte Schulsystem soll beibehalten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Das Gymnasium soll in Bremen als Schulform erhalten bleib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system-Glieder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Gymnasium soll in Rheinland-Pfalz langfristig als Schulform erhalten bleib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system-Glieder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Realschule plus"</text:p>
          </table:table-cell>
          <table:table-cell office:value-type="string" calcext:value-type="string">
            <text:p>Das Konzept "Realschule plus" soll rückgängig gemach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system-Glieder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system</text:p>
          </table:table-cell>
          <table:table-cell office:value-type="string" calcext:value-type="string">
            <text:p>Das Schulsystem aus Oberschulen, Gesamtschulen und Gymnasien soll erhalten bleib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system-Glieder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samtschule soll flächendeckend eingefüh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system-Glied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meinsame Schulzeit für alle bis zur Klasse neu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system-Glied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meinsame Schulzeit für alle bis zur Klasse neu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system-Glieder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eigliedrige Schule</text:p>
          </table:table-cell>
          <table:table-cell office:value-type="string" calcext:value-type="string">
            <text:p>Hauptschulen, Realschulen und Gymnasien sollen zu einer gemeinsamen Schulform zusammengeleg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In Schleswig-Holstein soll das Gymnasium als Schulform langfristig erhalten bleib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itzenbleib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 Berliner Schulen soll das Sitzenbleiben abgeschafft werde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itzenbleib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tzenbleiben abschaffen</text:p>
          </table:table-cell>
          <table:table-cell office:value-type="string" calcext:value-type="string">
            <text:p>An allen Schulen im Freistaat: Sitzenbleiben abschaff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tzenbleib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tzenbleiben</text:p>
          </table:table-cell>
          <table:table-cell office:value-type="string" calcext:value-type="string">
            <text:p>An niedersächsischen Schulen: "Sitzenbleiben" abschaffen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tzenbleib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tzenbleiben</text:p>
          </table:table-cell>
          <table:table-cell office:value-type="string" calcext:value-type="string">
            <text:p>Das Sitzenbleiben an Hamburger Schulen soll wieder eingeführ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itzenbleib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tzenbleiben</text:p>
          </table:table-cell>
          <table:table-cell office:value-type="string" calcext:value-type="string">
            <text:p>Sitzenbleiben an sächsischen Schulen abschaff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zialer Wohnungsbau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i der Ausweisung neuer Wohngebiete soll ein höherer Anteil von Sozialwohnungen vorgeschrieben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ozialer Wohnungsba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zialer Wohnungsbau</text:p>
          </table:table-cell>
          <table:table-cell office:value-type="string" calcext:value-type="string">
            <text:p>Berlin soll den sozialen Wohnungsbau wieder förder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zialer Wohnungsbau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Nordrhein-Westfalen soll mehr Geld in den sozialen Wohnungsbau investier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zialer Wohnungsbau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Bund soll mehr Mittel für den sozialen Wohnungsbau bereitstell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ozialer Wohnungsba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zialer Wohnungsbau</text:p>
          </table:table-cell>
          <table:table-cell office:value-type="string" calcext:value-type="string">
            <text:p>Die öffentliche Förderung von sozialem Wohnungsbau soll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ozialer Wohnungsba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en&amp;shy;wohnheime</text:p>
          </table:table-cell>
          <table:table-cell office:value-type="string" calcext:value-type="string">
            <text:p>Für den Bau von Studentenwohnheimen sollen mehr Landesmittel bereitgestell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ortverein für Kinder</text:p>
          </table:table-cell>
          <table:table-cell office:value-type="string" calcext:value-type="string">
            <text:p>Das Land Bremen soll allen Kindern und Jugendlichen aus einkommensschwachen Familien einen Zuschuss für die Mitgliedschaft in einem Sportverein gewähr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stenfreier Eintritt für Einkommens&amp;shy;schwache</text:p>
          </table:table-cell>
          <table:table-cell office:value-type="string" calcext:value-type="string">
            <text:p>Der Eintritt in die Kultureinrichtungen des Landes soll für einkommensschwache Bürgerinnen und Bürger kostenfrei sei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uenhäuser</text:p>
          </table:table-cell>
          <table:table-cell office:value-type="string" calcext:value-type="string">
            <text:p>Die Landesmittel für Frauenhäuser sollen wieder aufgestock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unterkünfte für Obdachlose</text:p>
          </table:table-cell>
          <table:table-cell office:value-type="string" calcext:value-type="string">
            <text:p>Hamburg soll zusätzliche Notunterkünfte für Obdachlose bereitstell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ngzeitarbeitslose sollen zu gemeinnützigen Arbeiten verpflichtet werd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milienhebamme</text:p>
          </table:table-cell>
          <table:table-cell office:value-type="string" calcext:value-type="string">
            <text:p>Sozial benachteiligte Familien sollen vor und nach der Geburt eines Kindes intensiver vom Jugendamt begleitet werden ("Familienhebammen")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ozialpoliti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nn Eltern bei Erziehungsproblemen wiederholt die Hilfe des Jugendamtes ablehnen, sollen ihnen staatliche Leistungen gekürz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ozialtick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zialticket</text:p>
          </table:table-cell>
          <table:table-cell office:value-type="string" calcext:value-type="string">
            <text:p>Empfänger/innen von Arbeitslosengeld sollen günstiger mit Bus und Straßenbahn fahren können ("Sozialticket")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ozialtick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zialkarte für den HVV</text:p>
          </table:table-cell>
          <table:table-cell office:value-type="string" calcext:value-type="string">
            <text:p>Menschen mit geringem Einkommen sollen den öffentlichen Nahverkehr kostenfrei nutzen könn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ozialtick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zialticket</text:p>
          </table:table-cell>
          <table:table-cell office:value-type="string" calcext:value-type="string">
            <text:p>Wiedereinführung von Sozialtickets in den öffentlichen Nahverkehrsmittel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rachkur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rachkur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achtests im Vorschulalter</text:p>
          </table:table-cell>
          <table:table-cell office:value-type="string" calcext:value-type="string">
            <text:p>Alle Kinder im Vorschulalter sollen zusätzliche Sprachtests absolvieren müss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utschtest</text:p>
          </table:table-cell>
          <table:table-cell office:value-type="string" calcext:value-type="string">
            <text:p>Für alle Vierjährigen soll ein verpflichtender Deutschtest eingeführ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ür Kinder ohne ausreichende Deutschkenntnisse soll eine verpflichtende Vorschule eingeführ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rachtests für Kinder</text:p>
          </table:table-cell>
          <table:table-cell office:value-type="string" calcext:value-type="string">
            <text:p>In allen Bundesländern: Einführung verbindlicher Sprachtests für alle Kinder im Vorschulalter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rachtes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des Kind muss vor der Einschulung einen Sprachtest besteh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rbindliche Sprachtests für alle Kinder vor der Einschulung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rachtests</text:p>
          </table:table-cell>
          <table:table-cell office:value-type="string" calcext:value-type="string">
            <text:p>Verpflichtende Sprachtests im Kindergartenalter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prachte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rachtests</text:p>
          </table:table-cell>
          <table:table-cell office:value-type="string" calcext:value-type="string">
            <text:p>Vor der Einschulung: Verpflichtende Sprachtests für alle Kinder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Staatsangehörigk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ppelte Staatsangehörigkeit</text:p>
          </table:table-cell>
          <table:table-cell office:value-type="string" calcext:value-type="string">
            <text:p>Volljährige deutsche Staatsangehörige sollen keine weitere Staatsangehörigkeit besitzen dürf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atsangehörigkei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 Deutschland geborene und aufgewachsene Kinder ausländischer Eltern sollen weiterhin neben der deutschen ihre zweite Staatsangehörigkeit behalt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Staatsf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mokratie</text:p>
          </table:table-cell>
          <table:table-cell office:value-type="string" calcext:value-type="string">
            <text:p>Die Demokratie, die wir in der Bundesrepublik haben, ist die beste Staatsform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taatsfo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lamentarische Demokratie</text:p>
          </table:table-cell>
          <table:table-cell office:value-type="string" calcext:value-type="string">
            <text:p>Die parlamentarische Demokratie ist die beste Regierungsform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u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höchste Einkommensteuersatz wird gesenk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u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Solidaritätszuschlag soll Ende 2019 vollständig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eu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uch freiberuflich Tätige (z.B. Steuerberater, Krankengymnasten, Dolmetscher) sollen Gewerbesteuer zahlen müss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nzinsteuern senk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nkommensteuer</text:p>
          </table:table-cell>
          <table:table-cell office:value-type="string" calcext:value-type="string">
            <text:p>Das Ehegattensplitting soll beib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ffenbesitz</text:p>
          </table:table-cell>
          <table:table-cell office:value-type="string" calcext:value-type="string">
            <text:p>Der Besitz von Waffen soll besteuer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teu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tzensteuersatz</text:p>
          </table:table-cell>
          <table:table-cell office:value-type="string" calcext:value-type="string">
            <text:p>Der Spitzensteuersatz soll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teu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itzensteuersatz</text:p>
          </table:table-cell>
          <table:table-cell office:value-type="string" calcext:value-type="string">
            <text:p>Der Spitzensteuersatz soll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Mehrwertsteuer muss erhöht werd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Mehrwertsteuer soll EU-weit vereinheitlich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ternehmens- steuer</text:p>
          </table:table-cell>
          <table:table-cell office:value-type="string" calcext:value-type="string">
            <text:p>Die Steuern für Unternehmen sollen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ternehmens- steuer</text:p>
          </table:table-cell>
          <table:table-cell office:value-type="string" calcext:value-type="string">
            <text:p>Die Unternehmenssteuern sollen EU-weit angeglichen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destsatz für Unternehmenssteuern</text:p>
          </table:table-cell>
          <table:table-cell office:value-type="string" calcext:value-type="string">
            <text:p>Einführung eines EU-weiten Mindestsatzes für die Besteuerung von Unternehmen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rhöhung der Steuern für Spitzenverdiener/inn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 Ausland lebende Deutsche sollen in Deutschland Steuern zahlen müss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uerprüfer</text:p>
          </table:table-cell>
          <table:table-cell office:value-type="string" calcext:value-type="string">
            <text:p>Mehr Personal in den Finanzämtern für die Steuerprüfung von Unternehm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u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Ökosteuer abschaff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chsen-Anhalt soll sich dafür einsetzen, dass die Erbschaftssteuer erhöht wird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euerhinterziehung</text:p>
          </table:table-cell>
          <table:table-cell office:value-type="string" calcext:value-type="string">
            <text:p>Steuerhinterziehung soll weiterhin bei Selbstanzeige straffrei bleib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uerliche Verg&amp;uuml;nstigungen bei Kapital- und Verm&amp;ouml;genseinkommen werden abgeschafft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teu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omsteuer</text:p>
          </table:table-cell>
          <table:table-cell office:value-type="string" calcext:value-type="string">
            <text:p>Die Stromsteuer soll gesenk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erste Studium soll gebührenfrei bleib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erste Studium soll gebührenfrei bleib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s Erststudium an den Berliner Hochschulen soll gebührenfrei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Erststudium an staatlichen Hochschulen im Land Bremen soll gebührenfrei bleib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Erststudium soll gebührenfrei bleib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diengebühr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Erststudium soll gebührenfrei sei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Erststudium soll gebührenfrei sei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Erststudium soll weiterhin gebührenpflichtig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Zweitstudium an öffentlichen Universitäten in Rheinland-Pfalz soll gebührenpflichtig bleib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ie Gebühren für das Erststudium an den Hochschulen in Nordrhein-Westfalen sollen wieder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ie Studiengebühren an Hamburger Hochschulen sollen beibehal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ie Studiengebühren für das Erststudium an den öffentlichen Hamburger Hochschulen sollen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Langzeitstudierende sollen weiterhin Studiengebühren zahl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iengebühr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angzeitstudierende sollen weiterhin Studiengebühren zahlen müss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tudiengebühr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iengeb&amp;uuml;hren an Hochschulen sollen f&amp;uuml;r das Erststudium eingef&amp;uuml;h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vent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europäischen Agrarsubventionen müssen deutlich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ubven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rarsubventionen</text:p>
          </table:table-cell>
          <table:table-cell office:value-type="string" calcext:value-type="string">
            <text:p>Die EU-Subventionen für die Landwirtschaft sollen abgeschaf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ubven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bbau der Agrarsubventionen</text:p>
          </table:table-cell>
          <table:table-cell office:value-type="string" calcext:value-type="string">
            <text:p>Die Europäische Union soll die finanzielle Unterstützung der Landwirtschaft deutlich verringer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Abschaffung des generellen Tempolimits auf den Bremer Autobahnen!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 30</text:p>
          </table:table-cell>
          <table:table-cell office:value-type="string" calcext:value-type="string">
            <text:p>Auf mehr Berliner Straßen soll Tempo 30 gel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mpo 70 auf Alleen</text:p>
          </table:table-cell>
          <table:table-cell office:value-type="string" calcext:value-type="string">
            <text:p>Das Tempolimit auf brandenburgischen Alleen soll beibehalt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olimit auf Autobahnen</text:p>
          </table:table-cell>
          <table:table-cell office:value-type="string" calcext:value-type="string">
            <text:p>Einführung eines generellen Tempolimits auf Autobahnen in Sach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Generelles Tempolimit auf Autobahnen in Bremen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nerelles Tempolimit auf Autobahn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Generelles Tempolimit auf Autobahnen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limi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enerelles Tempolimit auf Autobahnen!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Generelles Tempolimit auf deutschen Autobahn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empolimi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In der EU soll auf allen Autobahnen <text:s/>ein einheitliches Tempolimit gelt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olimi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empo 30 soll auf mehr Straßen in Bremen und Bremerhaven gelt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er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Jägerinnen und Jäger sollen in Nordrhein-Westfalen wildernde Katzen wieder abschieß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er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ampfhunde sollten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ie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tz vor Wölfen</text:p>
          </table:table-cell>
          <table:table-cell office:value-type="string" calcext:value-type="string">
            <text:p>Zum Schutz von Schafsherden vor Wölfen soll das Land Gelder für die Errichtung von Schutzzäunen bereitstell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ierschut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erversuche</text:p>
          </table:table-cell>
          <table:table-cell office:value-type="string" calcext:value-type="string">
            <text:p>Ausnahmsloses Verbot von Tierversuch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Tierschut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ssentierhaltung</text:p>
          </table:table-cell>
          <table:table-cell office:value-type="string" calcext:value-type="string">
            <text:p>Das Land soll keine weiteren Anlagen zur Massentierhaltung genehmig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Tierschut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ndzeichen für Pferde</text:p>
          </table:table-cell>
          <table:table-cell office:value-type="string" calcext:value-type="string">
            <text:p>Die Kennzeichnung von Pferden mit Brandzeichen soll weiterhin erlaubt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Tierschutz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ldtiere im Zirkus</text:p>
          </table:table-cell>
          <table:table-cell office:value-type="string" calcext:value-type="string">
            <text:p>In Hamburg sollen Wildtiere im Zirkus verboten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Tierschutz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ölfe</text:p>
          </table:table-cell>
          <table:table-cell office:value-type="string" calcext:value-type="string">
            <text:p>In Sachsen sollen Wölfe gejagt werd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ier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egebatterien in der Hühnerhaltung verbiet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Traditionelles Familienbil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ditionelles Familienbild</text:p>
          </table:table-cell>
          <table:table-cell office:value-type="string" calcext:value-type="string">
            <text:p>Die Lehrpläne an thüringischen Schulen sollen sich am traditionellen Familienbild (Vater, Mutter, Kind) orientier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ditionelles Familienbi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milienbild</text:p>
          </table:table-cell>
          <table:table-cell office:value-type="string" calcext:value-type="string">
            <text:p>Die traditionelle Familie aus Mann, Frau und Kind/Kindern soll stärker als andere Lebensgemeinschaften geförd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r Unterricht an bremischen Schulen soll sich am traditionellen Familienbild (Vater, Mutter, Kinder) orientier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Schulbücher in Schleswig-Holstein sollen vorrangig das traditionelle Familienbild (Vater, Mutter, Kind) vermittel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Schulen sollen in erster Linie das traditionelle Familienbild (Vater, Mutter, Kinder) vermittel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er Schulbüchern sollen unterschiedliche Familienformen (Patchwork-, Regenbogenfamilien, Alleinerziehende u.a.) vorkomm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den Schulbüchern soll nur das traditionelle Familienbild (Vater, Mutter und Kinder) vermittel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Türke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-Beitritt der Türkei</text:p>
          </table:table-cell>
          <table:table-cell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Türke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itritt der Türkei</text:p>
          </table:table-cell>
          <table:table-cell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ürke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-Beitritt der Türkei</text:p>
          </table:table-cell>
          <table:table-cell office:value-type="string" calcext:value-type="string">
            <text:p>Die Türkei soll die Vollmitgliedschaft in der EU erhal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ürk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Türkei soll in die EU aufgenommen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ürke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Türkei soll vollwertiges Mitglied der Europäischen Union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neekanonen</text:p>
          </table:table-cell>
          <table:table-cell office:value-type="string" calcext:value-type="string">
            <text:p>Der Einsatz von Schneekanonen soll in den bayerischen Skigebieten verbo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EU soll sich aktiv gegen Kurzstreckenflüge einsetz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2-Ausstoß</text:p>
          </table:table-cell>
          <table:table-cell office:value-type="string" calcext:value-type="string">
            <text:p>Die Europäische Union soll sich höhere Ziele zur Reduzierung des CO2-Ausstoßes setz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bot von Produkten</text:p>
          </table:table-cell>
          <table:table-cell office:value-type="string" calcext:value-type="string">
            <text:p>Die Europäische Union soll weiterhin Produkte mit niedriger Energieeffizienz verbieten dürf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cking</text:p>
          </table:table-cell>
          <table:table-cell office:value-type="string" calcext:value-type="string">
            <text:p>Die Förderung von Gas aus Gesteinsschichten ("Fracking") soll erlaubt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scherei im Wattenmeer</text:p>
          </table:table-cell>
          <table:table-cell office:value-type="string" calcext:value-type="string">
            <text:p>Im Nationalpark Wattenmeer soll die Fischerei stärker eingeschränk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urschutzgebiete ausweit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mweltschutz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urschutzgebiete ausweit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weltzon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Umweltzone in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Umweltz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mweltzone</text:p>
          </table:table-cell>
          <table:table-cell office:value-type="string" calcext:value-type="string">
            <text:p>Abschaffung der Umweltzone in Berlin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Umweltz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mweltzone</text:p>
          </table:table-cell>
          <table:table-cell office:value-type="string" calcext:value-type="string">
            <text:p>Die Umweltzone in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Umweltz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mweltzone</text:p>
          </table:table-cell>
          <table:table-cell office:value-type="string" calcext:value-type="string">
            <text:p>Nur abgasarme Autos sollen in die Hamburger City fahren dürfen ("Umweltzone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versitä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lle Bachelorabsolventinnen und -absolventen in Sachsen-Anhalt sollen einen Rechtsanspruch auf einen Masterstudienplatz im Land erhalt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sterstudien&amp;shy;platz</text:p>
          </table:table-cell>
          <table:table-cell office:value-type="string" calcext:value-type="string">
            <text:p>Alle Bachelor-Absolventen Berliner Hochschulen sollen einen Rechtsanspruch auf einen Masterstudienplatz in Berlin hab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ster-Studium</text:p>
          </table:table-cell>
          <table:table-cell office:value-type="string" calcext:value-type="string">
            <text:p>Alle Bachelor-Absolventen rheinland-pfälzischer Hochschulen sollen einen Rechtsanspruch auf einen Master-Studienplatz in Rheinland-Pfalz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chtsanspruch auf Master-Studienplatz</text:p>
          </table:table-cell>
          <table:table-cell office:value-type="string" calcext:value-type="string">
            <text:p>Alle Bremer Bachelor-Absolventen sollen einen Rechtsanspruch auf einen Master-Studienplatz in Bremen hab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iversitä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 Berliner Hochschulen soll es weiterhin Geschlechterstudien (Gender Studies) ge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versitä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geisteswissenschaftlichen Fächer an der Universität des Saarlandes sollen mehr Landesmittel erha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Hochschulen des Landes sollen enger mit privaten Unternehmen zusammenarbeit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iversitä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Hochschulen des Landes sollen stärker mit der Wirtschaft kooperier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-Forschung</text:p>
          </table:table-cell>
          <table:table-cell office:value-type="string" calcext:value-type="string">
            <text:p>Die universitäre Forschung soll sich stärker am Bedarf der Wirtschaft orientier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Universitäten sollen sich alle ihre Studierenden selbst aussuch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chschulfusion</text:p>
          </table:table-cell>
          <table:table-cell office:value-type="string" calcext:value-type="string">
            <text:p>Die Zusammenlegung der Technischen Universität Cottbus und der Fachhochschule Lausitz soll zurückgenomm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versitä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ine abgeschlossene Berufsausbildung soll als Zugangsberechtigung für ein Studium anerkann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ierende müssen alle Fächer auch im Saarland studieren könn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niversitä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ternehmen und Hochschulen</text:p>
          </table:table-cell>
          <table:table-cell office:value-type="string" calcext:value-type="string">
            <text:p>Unternehmen sollen mehr Einfluss in den Entscheidungsgremien der Hochschulen hab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Verfassungsschut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fassungsschutz</text:p>
          </table:table-cell>
          <table:table-cell office:value-type="string" calcext:value-type="string">
            <text:p>Das Bayerische Landesamt für Verfassungsschutz soll aufgelös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fassungsschut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Landesamt für Verfassungsschutz ist aufzulös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fassungsschutz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esamt für Verfassungsschutz soll aufgelös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fassungsschutz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flösung des Verfassungsschutzes</text:p>
          </table:table-cell>
          <table:table-cell office:value-type="string" calcext:value-type="string">
            <text:p>Das Thüringer Landesamt für Verfassungsschutz soll aufgelös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fassungsschut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es&amp;shy;verfassungs&amp;shy;schutz</text:p>
          </table:table-cell>
          <table:table-cell office:value-type="string" calcext:value-type="string">
            <text:p>Der Landesverfassungsschutz soll abgeschaff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fassungsschutz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bschaffung des Verfassungsschutzes</text:p>
          </table:table-cell>
          <table:table-cell office:value-type="string" calcext:value-type="string">
            <text:p>Der sächsische Verfassungsschutz soll abgeschaff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Verfassungsschut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fassungsschutz</text:p>
          </table:table-cell>
          <table:table-cell office:value-type="string" calcext:value-type="string">
            <text:p>Der Verfassungsschutz Brandenburg soll aufgelös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erfassungsschutz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er Verfassungsschutz des Landes Sachsen-Anhalt soll abgeschaff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keh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 Oberen Mittelrheintal soll eine Rheinbrücke 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sbeschleunigungsprogramm</text:p>
          </table:table-cell>
          <table:table-cell office:value-type="string" calcext:value-type="string">
            <text:p>Auf Hamburgs Straßen sollen weitere Busspuren eingericht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usbau der Binnenschifffahrtswege in Berli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kehrsnetz</text:p>
          </table:table-cell>
          <table:table-cell office:value-type="string" calcext:value-type="string">
            <text:p>Bei der Infrastrukturförderung durch die Europäische Union: Schiene vor Straße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mburger Verkehrsverbund</text:p>
          </table:table-cell>
          <table:table-cell office:value-type="string" calcext:value-type="string">
            <text:p>Das Land soll den Anschluss regionaler Verkehrsverbünde an den Hamburger Verkehrsverbund (HVV) finanziell förder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keh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einen größeren Anteil des Verkehrshaushalts für den Ausbau des Radwegenetzes bereitstell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Lkw-Maut soll auf Ausweichstrecken in Baden-Württemberg ausgedehn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e Bahnstrecke</text:p>
          </table:table-cell>
          <table:table-cell office:value-type="string" calcext:value-type="string">
            <text:p>Die neue Bahnstrecke ("Y-Trasse") zwischen Hannover, Bremen und Hamburg soll gebau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kw-Maut</text:p>
          </table:table-cell>
          <table:table-cell office:value-type="string" calcext:value-type="string">
            <text:p>Die Nutzung von Autobahnen soll kostenpflichtig sei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kgebühren</text:p>
          </table:table-cell>
          <table:table-cell office:value-type="string" calcext:value-type="string">
            <text:p>Die Parkgebühren in der Hamburger City sollen erhöh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Verlagerung des Güterverkehrs auf die Schiene soll vom Land stärker finanziell geförd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-Maut</text:p>
          </table:table-cell>
          <table:table-cell office:value-type="string" calcext:value-type="string">
            <text:p>Einführung einer Maut für Kraftfahrzeuge in der Innenstadt ("City-Maut")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hrradwegepflicht aufheben</text:p>
          </table:table-cell>
          <table:table-cell office:value-type="string" calcext:value-type="string">
            <text:p>Fahrradfahrer sollen generell auf der Straße fahren dürfen, auch wenn Radwege vorhanden sind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keh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üterzüge ohne "Flüsterbremsen" sollen nachts langsamer fahren müss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 Berlin sollen weitere Autostraßen zu Fahrradstraßen umgebau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keh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die Landesmittel zur Einrichtung von Radschnellwegen deutlich erhöh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E-Anbindung für Potsdam</text:p>
          </table:table-cell>
          <table:table-cell office:value-type="string" calcext:value-type="string">
            <text:p>Potsdam soll an das ICE-Streckennetz angeschloss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keh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Weitere Bahnstrecken sollen an private Betreiber vergeb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ir brauchen eine feste Fehmarn-Belt-Querung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ir brauchen eine feste Fehmarn-Belt-Querung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mögenssteu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sich für die Einführung einer Vermögenssteuer einsetz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ögenssteu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sich für die Einführung einer Vermögensteuer einsetz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Vermögenssteu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mögensteuer</text:p>
          </table:table-cell>
          <table:table-cell office:value-type="string" calcext:value-type="string">
            <text:p>Das Land soll sich dafür einsetzen, dass die Vermögensteuer wieder erhoben wird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Vermögenssteu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Land soll sich für die Einführung einer Vermögenssteuer einsetz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mögenssteu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Vermögenssteuer soll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Vermögenssteu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mögenssteuer</text:p>
          </table:table-cell>
          <table:table-cell office:value-type="string" calcext:value-type="string">
            <text:p>Die Vermögenssteuer soll wieder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mögenssteu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ohe Vermögen sollen besteuer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deoaufnahmen</text:p>
          </table:table-cell>
          <table:table-cell office:value-type="string" calcext:value-type="string">
            <text:p>Bei Demonstrationen soll die Polizei weiterhin Videoaufnahmen mach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überwach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Videoüberwachung auf Straßen und Plätzen soll ausgeweite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deoüberwach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Videoüberwachung auf Straßen und Plätzen soll ausgewei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Die Videoüberwachung im öffentlichen Raum soll ausgebau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&amp;shy;überwachung</text:p>
          </table:table-cell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sweitung der Videoüberwachung</text:p>
          </table:table-cell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deoüberwach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Die Videoüberwachung von öffentlichen Plätzen soll ausgeweite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eine Videoüberwachung auf öffentlichen Plätz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hr Videoüberwachung auf öffentlichen Plätzen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auf öffentlichen Plätze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überwach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ehr Videoüberwachung auf öffentlichen Plätzen!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&amp;shy;überwachung</text:p>
          </table:table-cell>
          <table:table-cell office:value-type="string" calcext:value-type="string">
            <text:p>Mehr Videoüberwachung auf öffentlichen Plätz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im öffentlichen Raum!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im öffentlichen Raum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in der Hamburger City!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überwachu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hr Videoüberwachung von öffentlichen Plätz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ideoüberwachu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hr Videoüberwachung von öffentlichen Plätz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 Landes- und Kommunalebene sollen Jugendliche ab 16 Jahre wählen dürf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f Landesebene: Wahlrecht ab 16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ählen ab 1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i Bundestagswahlen: Wählen ab 16 Jahr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Bürgerschaftswahlen: Wählen ab 16 Jahren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der Berliner Abgeordnetenhauswahl: Wählen ab 16 Jahren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ählen ab 1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ei Landtagswahlen soll das Wahlalter abgese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ählen ab 1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ei Landtagswahlen soll das Wahlalter auf 16 Jahre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hlalter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nkung des Wahlalters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hlalter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Landtagswahlen: Wählen ab 16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hlalter</text:p>
          </table:table-cell>
          <table:table-cell office:value-type="string" calcext:value-type="string">
            <text:p>Bei sächsischen Landtagswahlen: Wählen ab 16 Jahr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ählen ab 1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i Wahlen zum Berliner Abgeordnetenhaus: Wählen ab 16 Jahren!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ählen ab 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as aktive Wahlrecht wird auf 16 Jahre gesenk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 Wahlalter auf Landes- und Kommunalebene soll auf 16 Jahre gesenk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alter auf 16</text:p>
          </table:table-cell>
          <table:table-cell office:value-type="string" calcext:value-type="string">
            <text:p>Das Wahlalter bei Bürgerschaftswahlen soll auf 16 Jahre gesenk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ählen ab 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Wahlalter bei Landtagswahlen soll auf 16 Jahre gesenk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Jugendliche ab 16 Jahren sollen bei Landtagswahlen wähl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Wählen ab 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hlrecht ab 16</text:p>
          </table:table-cell>
          <table:table-cell office:value-type="string" calcext:value-type="string">
            <text:p>Wahlrecht ab 16 Jahren bei Europawahlen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ei Kommunalwahlen in Schleswig-Holstein soll es weiterhin keine Sperrklausel (z.B. Fünf- oder Dreiprozenthürde) geb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ei Kommunalwahlen sollen alle dauerhaft in Baden-Württemberg wohnenden Ausländerinnen und Ausländer wähl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hlrech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ei Kommunalwahlen sollen alle dauerhaft in Rheinland-Pfalz wohnenden Ausländerinnen und Ausländer wähl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hlrech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Bundespräsident sollte vom Volk direkt gewähl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Ministerpr&amp;auml;sident / die Ministerpr&amp;auml;sidentin soll direkt vom Volk gew&amp;auml;hl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rektwahl des Kommissionspräsidenten</text:p>
          </table:table-cell>
          <table:table-cell office:value-type="string" calcext:value-type="string">
            <text:p>Der Präsident der Europäischen Kommission soll von den Bürgerinnen und Bürgern der Europäischen Union direkt gewähl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/Die Ministerpräsident/in soll vom Volk direkt gewähl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Bezirksbürgermeister/innen sollen direkt gewähl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ommissions- präsident</text:p>
          </table:table-cell>
          <table:table-cell office:value-type="string" calcext:value-type="string">
            <text:p>Die Bürger/-innen sollen den EU-Kommissionspräsidenten zukünftig selbst wähl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hlrech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Fünfprozenthürde bei Landtagswahlen soll beibehalt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Fünfprozenthürde bei Landtagswahlen soll beibehal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hlrech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Fünfprozenthürde bei Landtagswahlen soll beibehal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Wahlre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öße des Landtages</text:p>
          </table:table-cell>
          <table:table-cell office:value-type="string" calcext:value-type="string">
            <text:p>Es soll eine feste Obergrenze für die Anzahl der Landtagsabgeordneten geb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hlrecht für Ausländ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lle dauerhaft im Saarland wohnenden Ausländerinnen und Ausländer sollen an Kommunalwahlen teilnehm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hlrecht für Ausländ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lle dauerhaft in Berlin wohnenden Ausländerinnen und Ausländer sollen an den Wahlen zu Bezirksverordnetenversammlungen teilnehm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Wahlrecht für Ausländ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lle dauerhaft in Sachsen-Anhalt lebenden Ausländerinnen und Ausländer sollen an Kommunalwahlen teilnehm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hlrecht für Ausländ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lle dauerhaft in Schleswig-Holstein lebenden Ausländerinnen und Ausländer sollen an den Kommunalwahlen teilnehm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ommunales Wahlrecht</text:p>
          </table:table-cell>
          <table:table-cell office:value-type="string" calcext:value-type="string">
            <text:p>Alle Ausländer/innen, die dauerhaft in Hamburg leben, sollen das kommunale Wahlrecht erhalt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hlrecht für Ausländer</text:p>
          </table:table-cell>
          <table:table-cell office:value-type="string" calcext:value-type="string">
            <text:p>Alle Ausländerinnen und Ausländer, die dauerhaft in Hamburg leben, sollen an Bezirkswahlen teilnehmen dür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hlrecht für Ausländer</text:p>
          </table:table-cell>
          <table:table-cell office:value-type="string" calcext:value-type="string">
            <text:p>Alle Ausländerinnen und Ausländer, die dauerhaft in Rheinland-Pfalz wohnen, sollen bei Kommunalwahlen wähl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mmunales Wahlrecht</text:p>
          </table:table-cell>
          <table:table-cell office:value-type="string" calcext:value-type="string">
            <text:p>Alle Menschen, die dauerhaft in Nordrhein-Westfalen leben, sollen bei Kommunalwahlen wähl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mmunales Wahlrecht für Ausländer</text:p>
          </table:table-cell>
          <table:table-cell office:value-type="string" calcext:value-type="string">
            <text:p>Bei Kommunalwahlen sollen alle dauerhaft in Sachsen wohnenden Ausländerinnen und Ausländer wähl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Wahlrecht für Ausländ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Landtagswahlen sollen auch Nicht-EU-Bürger/innen wähl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hlrecht für Ausländer</text:p>
          </table:table-cell>
          <table:table-cell office:value-type="string" calcext:value-type="string">
            <text:p>Kommunales Wahlrecht für alle dauerhaft in Berlin wohnenden Ausländerinnen und Ausländer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sländer-Wahlrecht</text:p>
          </table:table-cell>
          <table:table-cell office:value-type="string" calcext:value-type="string">
            <text:p>Kommunales Wahlrecht für alle dauerhaft in Bremen wohnenden Ausländerinnen und Ausländer!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Wahlrecht für Auslä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mmunales Wahlrecht</text:p>
          </table:table-cell>
          <table:table-cell office:value-type="string" calcext:value-type="string">
            <text:p>Kommunales Wahlrecht für alle, die dauerhaft in Deutschland leb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hrpflich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Wehrpflicht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ehrpflic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hrpflicht</text:p>
          </table:table-cell>
          <table:table-cell office:value-type="string" calcext:value-type="string">
            <text:p>Die Wehrpflicht soll in ihrer jetzigen Form beib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hrpflich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erufsarmee statt Wehrpflich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rtschaf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Lohnnebenkosten müssen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rtschaf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verpflichtende Mitgliedschaft der Unternehmen in der Industrie- und Handelskammer soll abgeschaff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rtschaft&amp;Politi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teressenvertreterinnen und -vertreter, die Zugang zum Landtag haben, sollen in einer öffentlichen Liste ("Lobbyregister") erfass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irtschaft&amp;Politi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beneinkünfte</text:p>
          </table:table-cell>
          <table:table-cell office:value-type="string" calcext:value-type="string">
            <text:p>Abgeordnete des Bundestags sollen ihre Nebeneinkünfte auf den Euro genau offenlege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rtschaft&amp;Politi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eispenden</text:p>
          </table:table-cell>
          <table:table-cell office:value-type="string" calcext:value-type="string">
            <text:p>Das Land soll sich dafür einsetzen, dass Spenden von Unternehmen an Parteien ver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rtschaft&amp;Politi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teispenden</text:p>
          </table:table-cell>
          <table:table-cell office:value-type="string" calcext:value-type="string">
            <text:p>Unternehmen sollen auch weiterhin an Parteien spen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rtschaft&amp;Politi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Veranstaltungen der Landesregierung sollen weiterhin von Unternehmen gesponsert werd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Wirtschaftssyste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eie Marktwirtschaft ist die beste Strategie gegen Arbeitslosigkeit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Zentralabitu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Zentralabitu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Zentralabitu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undesweites Zentralabitur</text:p>
          </table:table-cell>
          <table:table-cell office:value-type="string" calcext:value-type="string">
            <text:p>Brandenburg soll sich für bundesweit einheitliche Abiturprüfungen einsetz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Zentralabit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ndesweites Zentralabitur </text:p>
          </table:table-cell>
          <table:table-cell office:value-type="string" calcext:value-type="string">
            <text:p>Bremen soll sich für ein bundesweites Zentralabitur einsetz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Zentralabit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ntralabitur</text:p>
          </table:table-cell>
          <table:table-cell office:value-type="string" calcext:value-type="string">
            <text:p>Einführung des Zentralabiturs in Rheinland-Pfalz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entralabitu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 Rheinland-Pfalz soll ein landesweites Zentralabitur eingeführ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 table:number-rows-repeated="10472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heses_categori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7" table:number-columns-repeated="990" table:default-cell-style-name="ce1"/>
        <table:table-row table:style-name="ro1">
          <table:table-cell office:value-type="string" calcext:value-type="string">
            <text:p>thesis_id</text:p>
          </table:table-cell>
          <table:table-cell office:value-type="string" calcext:value-type="string">
            <text:p>occasion_id</text:p>
          </table:table-cell>
          <table:table-cell office:value-type="string" calcext:value-type="string">
            <text:p>thesis_num</text:p>
          </table:table-cell>
          <table:table-cell table:style-name="ce2" office:value-type="string" calcext:value-type="string">
            <text:p>category</text:p>
          </table:table-cell>
          <table:table-cell table:number-columns-repeated="99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-Euro-Job</text:p>
          </table:table-cell>
          <table:table-cell table:number-columns-repeated="99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-Euro-Job</text:p>
          </table:table-cell>
          <table:table-cell table:number-columns-repeated="99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-Euro-Job</text:p>
          </table:table-cell>
          <table:table-cell table:number-columns-repeated="99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treibung</text:p>
          </table:table-cell>
          <table:table-cell table:number-columns-repeated="99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treibung</text:p>
          </table:table-cell>
          <table:table-cell table:number-columns-repeated="99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enen</text:p>
          </table:table-cell>
          <table:table-cell table:number-columns-repeated="99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enen</text:p>
          </table:table-cell>
          <table:table-cell table:number-columns-repeated="99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ienen</text:p>
          </table:table-cell>
          <table:table-cell table:number-columns-repeated="99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Bildungsurlaub</text:p>
          </table:table-cell>
          <table:table-cell table:number-columns-repeated="99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ildungsurlaub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undeswehr im Inneren</text:p>
          </table:table-cell>
          <table:table-cell table:number-columns-repeated="99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undeswehr im Inneren</text:p>
          </table:table-cell>
          <table:table-cell table:number-columns-repeated="99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undeswehr im Inneren</text:p>
          </table:table-cell>
          <table:table-cell table:number-columns-repeated="99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99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iesel</text:p>
          </table:table-cell>
          <table:table-cell table:number-columns-repeated="99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Diesel</text:p>
          </table:table-cell>
          <table:table-cell table:number-columns-repeated="99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ntwicklungshilfe</text:p>
          </table:table-cell>
          <table:table-cell table:number-columns-repeated="99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Entwicklungshilfe</text:p>
          </table:table-cell>
          <table:table-cell table:number-columns-repeated="99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Entwicklungshilfe</text:p>
          </table:table-cell>
          <table:table-cell table:number-columns-repeated="99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U-Armee</text:p>
          </table:table-cell>
          <table:table-cell table:number-columns-repeated="99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U-Armee</text:p>
          </table:table-cell>
          <table:table-cell table:number-columns-repeated="99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U-Armee</text:p>
          </table:table-cell>
          <table:table-cell table:number-columns-repeated="99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EU-Außenpolitik</text:p>
          </table:table-cell>
          <table:table-cell table:number-columns-repeated="99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EU-Außenpolitik</text:p>
          </table:table-cell>
          <table:table-cell table:number-columns-repeated="99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U-Austritt</text:p>
          </table:table-cell>
          <table:table-cell table:number-columns-repeated="99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U-Austritt</text:p>
          </table:table-cell>
          <table:table-cell table:number-columns-repeated="99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U-Erweiterung</text:p>
          </table:table-cell>
          <table:table-cell table:number-columns-repeated="99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U-Erweiterung</text:p>
          </table:table-cell>
          <table:table-cell table:number-columns-repeated="99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U-Stabilitätspakt</text:p>
          </table:table-cell>
          <table:table-cell table:number-columns-repeated="99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U-Stabilitätspakt</text:p>
          </table:table-cell>
          <table:table-cell table:number-columns-repeated="99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U-Steuer</text:p>
          </table:table-cell>
          <table:table-cell table:number-columns-repeated="99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EU-Steuer</text:p>
          </table:table-cell>
          <table:table-cell table:number-columns-repeated="99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EU-Steuer</text:p>
          </table:table-cell>
          <table:table-cell table:number-columns-repeated="99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urobond</text:p>
          </table:table-cell>
          <table:table-cell table:number-columns-repeated="99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urobond</text:p>
          </table:table-cell>
          <table:table-cell table:number-columns-repeated="99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galiner</text:p>
          </table:table-cell>
          <table:table-cell table:number-columns-repeated="99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galiner</text:p>
          </table:table-cell>
          <table:table-cell table:number-columns-repeated="99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igaliner</text:p>
          </table:table-cell>
          <table:table-cell table:number-columns-repeated="99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Hotel</text:p>
          </table:table-cell>
          <table:table-cell table:number-columns-repeated="99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Hotel</text:p>
          </table:table-cell>
          <table:table-cell table:number-columns-repeated="99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mpfen</text:p>
          </table:table-cell>
          <table:table-cell table:number-columns-repeated="990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fen</text:p>
          </table:table-cell>
          <table:table-cell table:number-columns-repeated="99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Jugendarbeit</text:p>
          </table:table-cell>
          <table:table-cell table:number-columns-repeated="99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ugendarbeit</text:p>
          </table:table-cell>
          <table:table-cell table:number-columns-repeated="99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ugendarbeit</text:p>
          </table:table-cell>
          <table:table-cell table:number-columns-repeated="99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arbeit</text:p>
          </table:table-cell>
          <table:table-cell table:number-columns-repeated="99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gendbeirat</text:p>
          </table:table-cell>
          <table:table-cell table:number-columns-repeated="99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gendbeirat</text:p>
          </table:table-cell>
          <table:table-cell table:number-columns-repeated="99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Jugendschutz</text:p>
          </table:table-cell>
          <table:table-cell table:number-columns-repeated="99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Jugendschutz</text:p>
          </table:table-cell>
          <table:table-cell table:number-columns-repeated="99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operationsverbot</text:p>
          </table:table-cell>
          <table:table-cell table:number-columns-repeated="99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Kooperationsverbot</text:p>
          </table:table-cell>
          <table:table-cell table:number-columns-repeated="99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operationsverbot</text:p>
          </table:table-cell>
          <table:table-cell table:number-columns-repeated="99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opftuch</text:p>
          </table:table-cell>
          <table:table-cell table:number-columns-repeated="99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opftuch</text:p>
          </table:table-cell>
          <table:table-cell table:number-columns-repeated="99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pftuch</text:p>
          </table:table-cell>
          <table:table-cell table:number-columns-repeated="99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änderfinanzausgleich</text:p>
          </table:table-cell>
          <table:table-cell table:number-columns-repeated="99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" office:value-type="string" calcext:value-type="string">
            <text:p>Länderfinanzausgleich</text:p>
          </table:table-cell>
          <table:table-cell table:number-columns-repeated="99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hrer</text:p>
          </table:table-cell>
          <table:table-cell table:number-columns-repeated="99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hrer</text:p>
          </table:table-cell>
          <table:table-cell table:number-columns-repeated="99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anagergehälter</text:p>
          </table:table-cell>
          <table:table-cell table:number-columns-repeated="99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Managergehälter</text:p>
          </table:table-cell>
          <table:table-cell table:number-columns-repeated="99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nagergehälter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eister</text:p>
          </table:table-cell>
          <table:table-cell table:number-columns-repeated="99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eister</text:p>
          </table:table-cell>
          <table:table-cell table:number-columns-repeated="99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tionalpark</text:p>
          </table:table-cell>
          <table:table-cell table:number-columns-repeated="99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tionalpark</text:p>
          </table:table-cell>
          <table:table-cell table:number-columns-repeated="99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beneinkünfte</text:p>
          </table:table-cell>
          <table:table-cell table:number-columns-repeated="99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beneinkünfte</text:p>
          </table:table-cell>
          <table:table-cell table:number-columns-repeated="99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Öffentlich-Rechtlicher Rundfunk</text:p>
          </table:table-cell>
          <table:table-cell table:number-columns-repeated="99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Öffentlich-Rechtlicher Rundfunk</text:p>
          </table:table-cell>
          <table:table-cell table:number-columns-repeated="99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Olympia</text:p>
          </table:table-cell>
          <table:table-cell table:number-columns-repeated="99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Olympia</text:p>
          </table:table-cell>
          <table:table-cell table:number-columns-repeated="99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Olympia</text:p>
          </table:table-cell>
          <table:table-cell table:number-columns-repeated="99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arteiverbot</text:p>
          </table:table-cell>
          <table:table-cell table:number-columns-repeated="99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arteiverbot</text:p>
          </table:table-cell>
          <table:table-cell table:number-columns-repeated="99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Parteiverbot</text:p>
          </table:table-cell>
          <table:table-cell table:number-columns-repeated="99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rostitution</text:p>
          </table:table-cell>
          <table:table-cell table:number-columns-repeated="99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stitution</text:p>
          </table:table-cell>
          <table:table-cell table:number-columns-repeated="99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zialisierung</text:p>
          </table:table-cell>
          <table:table-cell table:number-columns-repeated="990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</text:p>
          </table:table-cell>
          <table:table-cell table:number-columns-repeated="99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ülerticket</text:p>
          </table:table-cell>
          <table:table-cell table:number-columns-repeated="99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ülerticket</text:p>
          </table:table-cell>
          <table:table-cell table:number-columns-repeated="99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Schülerticket</text:p>
          </table:table-cell>
          <table:table-cell table:number-columns-repeated="99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ozialticket</text:p>
          </table:table-cell>
          <table:table-cell table:number-columns-repeated="99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ozialticket</text:p>
          </table:table-cell>
          <table:table-cell table:number-columns-repeated="99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ozialticket</text:p>
          </table:table-cell>
          <table:table-cell table:number-columns-repeated="99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rachkurs</text:p>
          </table:table-cell>
          <table:table-cell table:number-columns-repeated="99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rachkurs</text:p>
          </table:table-cell>
          <table:table-cell table:number-columns-repeated="99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Staatsangehörigkeit</text:p>
          </table:table-cell>
          <table:table-cell table:number-columns-repeated="99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atsangehörigkeit</text:p>
          </table:table-cell>
          <table:table-cell table:number-columns-repeated="99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Staatsform</text:p>
          </table:table-cell>
          <table:table-cell table:number-columns-repeated="99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taatsform</text:p>
          </table:table-cell>
          <table:table-cell table:number-columns-repeated="990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vention</text:p>
          </table:table-cell>
          <table:table-cell table:number-columns-repeated="99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ubvention</text:p>
          </table:table-cell>
          <table:table-cell table:number-columns-repeated="99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ubvention</text:p>
          </table:table-cell>
          <table:table-cell table:number-columns-repeated="99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hrpflicht</text:p>
          </table:table-cell>
          <table:table-cell table:number-columns-repeated="99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ehrpflicht</text:p>
          </table:table-cell>
          <table:table-cell table:number-columns-repeated="99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hrpflicht</text:p>
          </table:table-cell>
          <table:table-cell table:number-columns-repeated="99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rtschaft</text:p>
          </table:table-cell>
          <table:table-cell table:number-columns-repeated="990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rtschaft</text:p>
          </table:table-cell>
          <table:table-cell table:number-columns-repeated="99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Wirtschaftssystem</text:p>
          </table:table-cell>
          <table:table-cell table:number-columns-repeated="99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entralabitur</text:p>
          </table:table-cell>
          <table:table-cell table:number-columns-repeated="990"/>
        </table:table-row>
        <table:table-row table:style-name="ro1" table:number-rows-repeated="1047289">
          <table:table-cell table:number-columns-repeated="994"/>
        </table:table-row>
        <table:table-row table:style-name="ro1">
          <table:table-cell table:number-columns-repeated="994"/>
        </table:table-row>
      </table:table>
      <table:named-expressions/>
      <table:database-ranges>
        <table:database-range table:name="__Anonymous_Sheet_DB__0" table:target-range-address="theses.A1:theses.H1286" table:display-filter-buttons="true"/>
        <table:database-range table:name="__Anonymous_Sheet_DB__1" table:target-range-address="theses_categories.A1:theses_categories.D12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.00.0000</text:date>, <text:time style:data-style-name="N2" text:time-value="22:49:13.0160369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23:15:35.849352034</dc:date>
    <dc:creator>Hanno - Felix Wagner</dc:creator>
    <meta:editing-duration>PT1H7M40S</meta:editing-duration>
    <meta:editing-cycles>13</meta:editing-cycles>
    <meta:generator>LibreOffice/5.1.6.2$Linux_X86_64 LibreOffice_project/10m0$Build-2</meta:generator>
    <meta:document-statistic meta:table-count="2" meta:cell-count="16100" meta:object-count="0"/>
  </office:meta>
</office:document-meta>
</file>